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5.701cm"/>
    </style:style>
    <style:style style:name="Table1.C" style:family="table-column">
      <style:table-column-properties style:column-width="6.001cm"/>
    </style:style>
    <style:style style:name="Table1.E" style:family="table-column">
      <style:table-column-properties style:column-width="5.997cm"/>
    </style:style>
    <style:style style:name="Table1.F" style:family="table-column">
      <style:table-column-properties style:column-width="0.991cm"/>
    </style:style>
    <style:style style:name="Table1.A1" style:family="table-cell">
      <style:table-cell-properties fo:background-color="transparent" style:border-line-width-left="0.018cm 0.018cm 0.018cm" style:border-line-width-top="0.018cm 0.018cm 0.018cm" fo:padding="0.097cm" fo:border-left="1.5pt double #000000" fo:border-right="none" fo:border-top="1.5pt double #000000" fo:border-bottom="0.05pt solid #000000">
        <style:background-image/>
      </style:table-cell-properties>
    </style:style>
    <style:style style:name="Table1.B1" style:family="table-cell">
      <style:table-cell-properties fo:background-color="transparent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le1.F1" style:family="table-cell">
      <style:table-cell-properties fo:background-color="transparent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le1.A2" style:family="table-cell">
      <style:table-cell-properties fo:background-color="transparent" style:border-line-width-left="0.018cm 0.018cm 0.018cm" fo:padding="0.097cm" fo:border-left="1.5pt double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style:border-line-width-right="0.018cm 0.018cm 0.018cm" fo:padding="0.097cm" fo:border-left="0.05pt solid #000000" fo:border-right="1.5pt double #000000" fo:border-top="none" fo:border-bottom="0.05pt solid #000000">
        <style:background-image/>
      </style:table-cell-properties>
    </style:style>
    <style:style style:name="Table1.A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4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5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6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7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8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1.B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C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D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E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F2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3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d9034" officeooo:paragraph-rsid="000d9034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2pt" officeooo:paragraph-rsid="00338150" style:font-name-asian="Droid Sans Fallback" style:font-size-asian="12pt" style:font-name-complex="FreeSans4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FreeSerif" fo:font-size="12pt" officeooo:paragraph-rsid="0089c71a" style:font-name-asian="Droid Sans Fallback" style:font-size-asian="12pt" style:font-name-complex="FreeSans4" style:font-size-complex="12pt"/>
    </style:style>
    <style:style style:name="P6" style:family="paragraph" style:parent-style-name="Table_20_Contents">
      <style:text-properties style:font-name="FreeSerif" fo:font-size="12pt" officeooo:rsid="008337d3" officeooo:paragraph-rsid="008337d3" style:font-name-asian="FreeSerif1" style:font-size-asian="12pt" style:font-name-complex="FreeSerif1" style:font-size-complex="12pt"/>
    </style:style>
    <style:style style:name="P7" style:family="paragraph" style:parent-style-name="Table_20_Contents">
      <style:text-properties style:font-name="FreeSerif" fo:font-size="12pt" officeooo:rsid="00591af0" officeooo:paragraph-rsid="00840f23" style:font-name-asian="FreeSerif1" style:font-size-asian="12pt" style:font-name-complex="FreeSerif1" style:font-size-complex="12pt"/>
    </style:style>
    <style:style style:name="P8" style:family="paragraph" style:parent-style-name="Table_20_Contents">
      <style:text-properties style:font-name="FreeSerif" fo:font-size="12pt" officeooo:rsid="001e13a3" officeooo:paragraph-rsid="009e4ba0" style:font-name-asian="FreeSerif1" style:font-size-asian="12pt" style:font-name-complex="FreeSerif1" style:font-size-complex="12pt"/>
    </style:style>
    <style:style style:name="P9" style:family="paragraph" style:parent-style-name="Table_20_Contents">
      <style:text-properties style:font-name="FreeSerif" fo:font-size="12pt" officeooo:rsid="001e13a3" officeooo:paragraph-rsid="009e5912" style:font-name-asian="FreeSerif1" style:font-size-asian="12pt" style:font-name-complex="FreeSerif1" style:font-size-complex="12pt"/>
    </style:style>
    <style:style style:name="P10" style:family="paragraph" style:parent-style-name="Table_20_Contents">
      <style:text-properties style:font-name="FreeSerif" officeooo:rsid="001e13a3" officeooo:paragraph-rsid="00338150"/>
    </style:style>
    <style:style style:name="P11" style:family="paragraph" style:parent-style-name="Table_20_Contents">
      <style:text-properties style:font-name="FreeSerif" officeooo:rsid="003a20d5" officeooo:paragraph-rsid="003a20d5"/>
    </style:style>
    <style:style style:name="P12" style:family="paragraph" style:parent-style-name="Table_20_Contents">
      <style:text-properties style:font-name="FreeSerif" officeooo:rsid="003b7e1b" officeooo:paragraph-rsid="003cf5e8"/>
    </style:style>
    <style:style style:name="P13" style:family="paragraph" style:parent-style-name="Table_20_Contents">
      <style:text-properties style:font-name="FreeSerif" officeooo:rsid="003b7e1b" officeooo:paragraph-rsid="003e1cda"/>
    </style:style>
    <style:style style:name="P14" style:family="paragraph" style:parent-style-name="Table_20_Contents">
      <style:text-properties style:font-name="FreeSerif" officeooo:rsid="003cf5e8" officeooo:paragraph-rsid="003cf5e8"/>
    </style:style>
    <style:style style:name="P15" style:family="paragraph" style:parent-style-name="Table_20_Contents">
      <style:text-properties style:font-name="FreeSerif" officeooo:rsid="0040e725" officeooo:paragraph-rsid="0040e725"/>
    </style:style>
    <style:style style:name="P16" style:family="paragraph" style:parent-style-name="Table_20_Contents">
      <style:text-properties style:font-name="FreeSerif" officeooo:rsid="00457187" officeooo:paragraph-rsid="00457187"/>
    </style:style>
    <style:style style:name="P17" style:family="paragraph" style:parent-style-name="Table_20_Contents">
      <style:text-properties style:font-name="FreeSerif" officeooo:rsid="0045c1c8" officeooo:paragraph-rsid="0045c1c8"/>
    </style:style>
    <style:style style:name="P18" style:family="paragraph" style:parent-style-name="Table_20_Contents">
      <style:text-properties style:font-name="FreeSerif" officeooo:rsid="00571c08" officeooo:paragraph-rsid="0057944c"/>
    </style:style>
    <style:style style:name="P19" style:family="paragraph" style:parent-style-name="Table_20_Contents">
      <style:text-properties style:font-name="FreeSerif" officeooo:rsid="0057944c" officeooo:paragraph-rsid="0057944c"/>
    </style:style>
    <style:style style:name="P20" style:family="paragraph" style:parent-style-name="Table_20_Contents">
      <style:text-properties style:font-name="FreeSerif" officeooo:rsid="0057944c" officeooo:paragraph-rsid="00598dcb"/>
    </style:style>
    <style:style style:name="P21" style:family="paragraph" style:parent-style-name="Table_20_Contents">
      <style:text-properties style:font-name="FreeSerif" officeooo:rsid="0058ca6f" officeooo:paragraph-rsid="0058ca6f"/>
    </style:style>
    <style:style style:name="P22" style:family="paragraph" style:parent-style-name="Table_20_Contents">
      <style:text-properties style:font-name="FreeSerif" officeooo:rsid="00591af0" officeooo:paragraph-rsid="00591af0"/>
    </style:style>
    <style:style style:name="P23" style:family="paragraph" style:parent-style-name="Table_20_Contents">
      <style:text-properties style:font-name="FreeSerif" officeooo:rsid="00598dcb" officeooo:paragraph-rsid="00598dcb"/>
    </style:style>
    <style:style style:name="P24" style:family="paragraph" style:parent-style-name="Table_20_Contents">
      <style:text-properties style:font-name="FreeSerif" officeooo:rsid="007dfe8e" officeooo:paragraph-rsid="007dfe8e"/>
    </style:style>
    <style:style style:name="P25" style:family="paragraph" style:parent-style-name="Table_20_Contents">
      <style:text-properties style:font-name="FreeSerif" officeooo:rsid="0080c9f4" officeooo:paragraph-rsid="0080c9f4"/>
    </style:style>
    <style:style style:name="P26" style:family="paragraph" style:parent-style-name="Table_20_Contents">
      <style:text-properties style:font-name="FreeSerif" officeooo:rsid="00822766" officeooo:paragraph-rsid="008337d3"/>
    </style:style>
    <style:style style:name="P27" style:family="paragraph" style:parent-style-name="Table_20_Contents">
      <style:text-properties style:font-name="FreeSerif" officeooo:rsid="008337d3" officeooo:paragraph-rsid="008337d3"/>
    </style:style>
    <style:style style:name="P28" style:family="paragraph" style:parent-style-name="Table_20_Contents">
      <style:text-properties style:font-name="FreeSerif" officeooo:rsid="00843e2d" officeooo:paragraph-rsid="00843e2d"/>
    </style:style>
    <style:style style:name="P29" style:family="paragraph" style:parent-style-name="Table_20_Contents">
      <style:text-properties style:font-name="FreeSerif" officeooo:rsid="0085186c" officeooo:paragraph-rsid="0085186c"/>
    </style:style>
    <style:style style:name="P30" style:family="paragraph" style:parent-style-name="Table_20_Contents">
      <style:text-properties style:font-name="FreeSerif" officeooo:rsid="0089c71a" officeooo:paragraph-rsid="0089c71a"/>
    </style:style>
    <style:style style:name="P31" style:family="paragraph" style:parent-style-name="Table_20_Contents">
      <style:text-properties style:font-name="FreeSerif" officeooo:rsid="00a3af20" officeooo:paragraph-rsid="00a3af20"/>
    </style:style>
    <style:style style:name="P32" style:family="paragraph" style:parent-style-name="Table_20_Contents">
      <style:text-properties style:font-name="FreeSerif" officeooo:rsid="00a4536c" officeooo:paragraph-rsid="00a4536c"/>
    </style:style>
    <style:style style:name="P33" style:family="paragraph" style:parent-style-name="Table_20_Contents">
      <style:text-properties style:font-name="FreeSerif" officeooo:rsid="00a4536c" officeooo:paragraph-rsid="00a47ad5"/>
    </style:style>
    <style:style style:name="P34" style:family="paragraph" style:parent-style-name="Table_20_Contents">
      <style:text-properties style:font-name="FreeSerif" officeooo:rsid="00a47ad5" officeooo:paragraph-rsid="00a47ad5"/>
    </style:style>
    <style:style style:name="P35" style:family="paragraph" style:parent-style-name="Table_20_Contents">
      <style:text-properties style:font-name="FreeSerif" officeooo:rsid="00a5d532" officeooo:paragraph-rsid="00a5d532"/>
    </style:style>
    <style:style style:name="P36" style:family="paragraph" style:parent-style-name="Table_20_Contents">
      <style:text-properties style:font-name="FreeSerif" officeooo:rsid="00a61588" officeooo:paragraph-rsid="00a61588"/>
    </style:style>
    <style:style style:name="P37" style:family="paragraph" style:parent-style-name="Table_20_Contents">
      <style:text-properties style:font-name="FreeSerif" officeooo:rsid="00a77d82" officeooo:paragraph-rsid="00a77d82"/>
    </style:style>
    <style:style style:name="P38" style:family="paragraph" style:parent-style-name="Table_20_Contents">
      <style:text-properties style:font-name="FreeSerif1" fo:font-size="12pt" officeooo:rsid="0026fdc5" officeooo:paragraph-rsid="00338150" style:font-name-asian="FreeSerif1" style:font-size-asian="12pt" style:font-name-complex="FreeSerif1" style:font-size-complex="12pt"/>
    </style:style>
    <style:style style:name="P39" style:family="paragraph" style:parent-style-name="Table_20_Contents">
      <style:text-properties style:font-name="FreeSerif1" fo:font-size="12pt" officeooo:rsid="0080c9f4" officeooo:paragraph-rsid="0080c9f4" style:font-name-asian="FreeSerif1" style:font-size-asian="12pt" style:font-name-complex="FreeSerif1" style:font-size-complex="12pt"/>
    </style:style>
    <style:style style:name="P40" style:family="paragraph" style:parent-style-name="Table_20_Contents">
      <style:text-properties style:font-name="FreeSerif1" fo:font-size="12pt" officeooo:rsid="0085186c" officeooo:paragraph-rsid="0085186c" style:font-name-asian="FreeSerif1" style:font-size-asian="12pt" style:font-name-complex="FreeSerif1" style:font-size-complex="12pt"/>
    </style:style>
    <style:style style:name="P41" style:family="paragraph" style:parent-style-name="Table_20_Contents">
      <style:text-properties style:font-name="FreeSerif1" fo:font-size="12pt" officeooo:rsid="00a3af20" officeooo:paragraph-rsid="00a3af20" style:font-name-asian="FreeSerif1" style:font-size-asian="12pt" style:font-name-complex="FreeSerif1" style:font-size-complex="12pt"/>
    </style:style>
    <style:style style:name="P42" style:family="paragraph" style:parent-style-name="Table_20_Contents">
      <style:text-properties style:font-name="FreeSerif1" fo:font-size="12pt" officeooo:rsid="00a4536c" officeooo:paragraph-rsid="00a4536c" style:font-name-asian="FreeSerif1" style:font-size-asian="12pt" style:font-name-complex="FreeSerif1" style:font-size-complex="12pt"/>
    </style:style>
    <style:style style:name="P43" style:family="paragraph" style:parent-style-name="Table_20_Contents">
      <style:text-properties style:font-name="FreeSerif1" fo:font-size="12pt" officeooo:rsid="00a4536c" officeooo:paragraph-rsid="00a47ad5" style:font-name-asian="FreeSerif1" style:font-size-asian="12pt" style:font-name-complex="FreeSerif1" style:font-size-complex="12pt"/>
    </style:style>
    <style:style style:name="P44" style:family="paragraph" style:parent-style-name="Table_20_Contents">
      <style:text-properties style:font-name="FreeSerif1" fo:font-size="12pt" officeooo:rsid="00a5d532" officeooo:paragraph-rsid="00a5d532" style:font-name-asian="FreeSerif1" style:font-size-asian="12pt" style:font-name-complex="FreeSerif1" style:font-size-complex="12pt"/>
    </style:style>
    <style:style style:name="P45" style:family="paragraph" style:parent-style-name="Table_20_Contents">
      <style:text-properties style:font-name="FreeSerif1" fo:font-size="12pt" officeooo:rsid="00a61588" officeooo:paragraph-rsid="00a61588" style:font-name-asian="FreeSerif1" style:font-size-asian="12pt" style:font-name-complex="FreeSerif1" style:font-size-complex="12pt"/>
    </style:style>
    <style:style style:name="P46" style:family="paragraph" style:parent-style-name="Table_20_Contents">
      <style:text-properties style:font-name="FreeSerif1" fo:font-size="12pt" officeooo:rsid="00a61588" officeooo:paragraph-rsid="00a77d82" style:font-name-asian="FreeSerif1" style:font-size-asian="12pt" style:font-name-complex="FreeSerif1" style:font-size-complex="12pt"/>
    </style:style>
    <style:style style:name="P47" style:family="paragraph" style:parent-style-name="Table_20_Contents">
      <style:text-properties style:font-name="FreeSerif1" fo:font-size="12pt" officeooo:rsid="00a77d82" officeooo:paragraph-rsid="00a77d82" style:font-name-asian="FreeSerif1" style:font-size-asian="12pt" style:font-name-complex="FreeSerif1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FreeSerif" officeooo:rsid="001aec28" officeooo:paragraph-rsid="00338150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FreeSerif" officeooo:rsid="001aec28" officeooo:paragraph-rsid="00338150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FreeSerif" officeooo:rsid="0025372c" officeooo:paragraph-rsid="00338150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FreeSerif" officeooo:rsid="0027d904" officeooo:paragraph-rsid="00338150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FreeSerif" officeooo:rsid="005a0db0" officeooo:paragraph-rsid="005a0db0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style:font-name="FreeSerif" officeooo:rsid="00598dcb" officeooo:paragraph-rsid="00598dcb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style:font-name="FreeSerif" officeooo:rsid="0080c9f4" officeooo:paragraph-rsid="0080c9f4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style:font-name="FreeSerif" officeooo:rsid="00843e2d" officeooo:paragraph-rsid="00a02a16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536c" officeooo:paragraph-rsid="00a4536c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7ad5" officeooo:paragraph-rsid="00a47ad5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style:font-name="FreeSerif" officeooo:rsid="00a8853a" officeooo:paragraph-rsid="00a8853a"/>
    </style:style>
    <style:style style:name="P59" style:family="paragraph" style:parent-style-name="Table_20_Heading">
      <style:text-properties style:font-name="FreeSerif" fo:font-size="12pt" fo:font-weight="normal" officeooo:rsid="0017700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a5bbb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1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9322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2" style:family="paragraph" style:parent-style-name="Table_20_Heading">
      <style:text-properties style:font-name="FreeSerif" fo:font-weight="normal" officeooo:rsid="000b1be8" officeooo:paragraph-rsid="00338150" style:font-weight-asian="normal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338150" style:font-name-asian="FreeSerif1" style:font-size-asian="12pt" style:font-weight-asian="normal" style:font-name-complex="FreeSerif1" style:font-size-complex="12pt" style:font-weight-complex="normal"/>
    </style:style>
    <style:style style:name="P64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5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ae767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6" style:family="paragraph" style:parent-style-name="Text_20_body">
      <style:paragraph-properties fo:margin-left="1.499cm" fo:margin-right="0cm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7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8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fo:font-weight="bold" officeooo:rsid="00b6f979" officeooo:paragraph-rsid="00b6f979" style:font-name-asian="Noto Sans CJK SC Regular" style:font-weight-asian="bold" style:font-name-complex="FreeSans4" style:font-weight-complex="bold"/>
    </style:style>
    <style:style style:name="P69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494947" officeooo:paragraph-rsid="00494947"/>
    </style:style>
    <style:style style:name="P70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71" style:family="paragraph" style:parent-style-name="Standard" style:list-style-name="L1">
      <style:text-properties style:font-name="FreeSerif" officeooo:rsid="00633459" officeooo:paragraph-rsid="007780a9"/>
    </style:style>
    <style:style style:name="P72" style:family="paragraph" style:parent-style-name="Standard" style:list-style-name="L1">
      <style:text-properties style:font-name="FreeSerif" officeooo:rsid="002301ce" officeooo:paragraph-rsid="002301ce"/>
    </style:style>
    <style:style style:name="P73" style:family="paragraph" style:parent-style-name="Standard" style:list-style-name="L1">
      <style:text-properties style:font-name="FreeSerif" officeooo:rsid="002301ce" officeooo:paragraph-rsid="002a8ec1"/>
    </style:style>
    <style:style style:name="P74" style:family="paragraph" style:parent-style-name="Standard" style:list-style-name="L1">
      <style:text-properties style:font-name="FreeSerif" officeooo:rsid="0028b069" officeooo:paragraph-rsid="00470473"/>
    </style:style>
    <style:style style:name="P75" style:family="paragraph" style:parent-style-name="Standard" style:list-style-name="L1">
      <style:text-properties style:font-name="FreeSerif" officeooo:rsid="00494947" officeooo:paragraph-rsid="004b3dbf"/>
    </style:style>
    <style:style style:name="P76" style:family="paragraph" style:parent-style-name="Standard" style:list-style-name="L1">
      <style:text-properties style:font-name="FreeSerif" officeooo:rsid="00494947" officeooo:paragraph-rsid="00494947"/>
    </style:style>
    <style:style style:name="P77" style:family="paragraph" style:parent-style-name="Standard" style:list-style-name="L1">
      <style:text-properties style:font-name="FreeSerif" officeooo:rsid="00441180" officeooo:paragraph-rsid="00441180"/>
    </style:style>
    <style:style style:name="P78" style:family="paragraph" style:parent-style-name="Standard" style:list-style-name="L1">
      <style:text-properties style:font-name="FreeSerif" officeooo:rsid="005f951a" officeooo:paragraph-rsid="005f951a"/>
    </style:style>
    <style:style style:name="P79" style:family="paragraph" style:parent-style-name="Standard" style:list-style-name="L1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80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4660e" officeooo:paragraph-rsid="001d5932"/>
    </style:style>
    <style:style style:name="P81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paragraph-rsid="001d5932"/>
    </style:style>
    <style:style style:name="P82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57010" officeooo:paragraph-rsid="000b1913"/>
    </style:style>
    <style:style style:name="P83" style:family="paragraph" style:parent-style-name="Standard" style:list-style-name="L1" style:master-page-name="">
      <loext:graphic-properties draw:fill="none"/>
      <style:paragraph-properties fo:margin-left="1cm" fo:margin-right="0cm" fo:text-indent="-0.499cm" style:auto-text-indent="false" style:page-number="auto" fo:background-color="transparent"/>
      <style:text-properties officeooo:paragraph-rsid="001d5932"/>
    </style:style>
    <style:style style:name="P84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28b069"/>
    </style:style>
    <style:style style:name="P85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66103d"/>
    </style:style>
    <style:style style:name="P86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33459"/>
    </style:style>
    <style:style style:name="P87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4ec75"/>
    </style:style>
    <style:style style:name="P88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619b6" officeooo:paragraph-rsid="006619b6"/>
    </style:style>
    <style:style style:name="P89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094878" officeooo:paragraph-rsid="001d5932"/>
    </style:style>
    <style:style style:name="P90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57010" officeooo:paragraph-rsid="001d5932"/>
    </style:style>
    <style:style style:name="P91" style:family="paragraph" style:parent-style-name="Standard" style:list-style-name="L1" style:master-page-name="">
      <style:paragraph-properties fo:margin-left="1.499cm" fo:margin-right="0cm" fo:text-indent="-0.499cm" style:auto-text-indent="false" style:page-number="auto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92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93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officeooo:paragraph-rsid="001d5932"/>
    </style:style>
    <style:style style:name="P94" style:family="paragraph" style:parent-style-name="Standard" style:list-style-name="L1">
      <loext:graphic-properties draw:fill="none"/>
      <style:paragraph-properties fo:margin-left="1.499cm" fo:margin-right="0cm" fo:text-indent="-0.499cm" style:auto-text-indent="false" fo:background-color="transparent">
        <style:tab-stops>
          <style:tab-stop style:position="7.497cm"/>
        </style:tab-stops>
      </style:paragraph-properties>
      <style:text-properties officeooo:paragraph-rsid="001d5932"/>
    </style:style>
    <style:style style:name="P95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96" style:family="paragraph" style:parent-style-name="Standard" style:list-style-name="L1" style:master-page-name="">
      <style:paragraph-properties style:page-number="auto"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97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afde16" officeooo:paragraph-rsid="00afde16" style:font-name-asian="Noto Sans CJK SC Regular" style:font-name-complex="FreeSans4"/>
    </style:style>
    <style:style style:name="P98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1adb0" officeooo:paragraph-rsid="00ce22c2" style:font-name-asian="Noto Sans CJK SC Regular" style:font-name-complex="FreeSans4"/>
    </style:style>
    <style:style style:name="P99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2bdd6" officeooo:paragraph-rsid="00ce3e57" style:font-name-asian="Noto Sans CJK SC Regular" style:font-name-complex="FreeSans4"/>
    </style:style>
    <style:style style:name="P100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cd7a96" officeooo:paragraph-rsid="00cd7a96" style:font-name-asian="Noto Sans CJK SC Regular" style:font-name-complex="FreeSans4"/>
    </style:style>
    <style:style style:name="P101" style:family="paragraph" style:parent-style-name="Heading_20_1">
      <style:text-properties officeooo:rsid="00b6f979" officeooo:paragraph-rsid="00b6f979"/>
    </style:style>
    <style:style style:name="P102" style:family="paragraph" style:parent-style-name="Heading_20_1">
      <style:text-properties officeooo:rsid="00afde16" officeooo:paragraph-rsid="00afde16" style:font-name-asian="Noto Sans CJK SC Regular" style:font-name-complex="FreeSans4"/>
    </style:style>
    <style:style style:name="P103" style:family="paragraph" style:parent-style-name="Heading_20_1">
      <style:text-properties officeooo:rsid="006aa90e" officeooo:paragraph-rsid="006aa90e" style:font-name-asian="Noto Sans CJK SC Regular" style:font-name-complex="FreeSans4"/>
    </style:style>
    <style:style style:name="P104" style:family="paragraph" style:parent-style-name="Heading_20_1" style:master-page-name="">
      <style:paragraph-properties style:page-number="auto" fo:keep-with-next="always"/>
      <style:text-properties officeooo:paragraph-rsid="00338150"/>
    </style:style>
    <style:style style:name="P105" style:family="paragraph" style:parent-style-name="Heading_20_1" style:master-page-name="Landscape">
      <style:paragraph-properties style:page-number="auto"/>
    </style:style>
    <style:style style:name="P106" style:family="paragraph" style:parent-style-name="Heading_20_1" style:master-page-name="Standard">
      <style:paragraph-properties style:page-number="auto" fo:keep-with-next="always"/>
      <style:text-properties style:font-name="FreeSans2" fo:font-size="18.2000007629395pt" fo:font-weight="600" officeooo:rsid="006aa90e" officeooo:paragraph-rsid="006aa90e" fo:background-color="transparent" style:font-name-asian="Noto Sans CJK SC Regular" style:font-size-asian="18.2000007629395pt" style:font-weight-asian="bold" style:font-name-complex="FreeSans4" style:font-size-complex="18.2000007629395pt" style:font-weight-complex="600"/>
    </style:style>
    <style:style style:name="P107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0.9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108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1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109" style:family="paragraph" style:parent-style-name="Heading_20_3">
      <style:paragraph-properties fo:margin-left="1.499cm" fo:margin-right="0cm" fo:text-indent="-1cm" style:auto-text-indent="false"/>
      <style:text-properties style:font-name-asian="Noto Sans CJK SC Regular" style:font-name-complex="FreeSans4"/>
    </style:style>
    <style:style style:name="P110" style:family="paragraph" style:parent-style-name="Table_20_Contents" style:list-style-name="L2">
      <style:text-properties style:font-name="FreeSerif" officeooo:rsid="005a0db0" officeooo:paragraph-rsid="005a0db0"/>
    </style:style>
    <style:style style:name="P111" style:family="paragraph" style:parent-style-name="Table_20_Contents" style:list-style-name="L2">
      <style:text-properties style:font-name="FreeSerif" officeooo:rsid="007f0117" officeooo:paragraph-rsid="007f0117"/>
    </style:style>
    <style:style style:name="P112" style:family="paragraph" style:parent-style-name="Table_20_Contents" style:list-style-name="L2">
      <style:text-properties style:font-name="FreeSerif" officeooo:rsid="00822766" officeooo:paragraph-rsid="00822766"/>
    </style:style>
    <style:style style:name="P1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left="0cm" fo:margin-right="0cm" fo:margin-top="0cm" fo:margin-bottom="0cm" fo:line-height="100%" fo:text-align="center" fo:text-indent="0cm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cc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7010"/>
    </style:style>
    <style:style style:name="T2" style:family="text">
      <style:text-properties style:font-name="FreeSerif"/>
    </style:style>
    <style:style style:name="T3" style:family="text">
      <style:text-properties style:font-name="FreeSerif" officeooo:rsid="00057010"/>
    </style:style>
    <style:style style:name="T4" style:family="text">
      <style:text-properties style:font-name="FreeSerif" officeooo:rsid="00074f09"/>
    </style:style>
    <style:style style:name="T5" style:family="text">
      <style:text-properties style:font-name="FreeSerif" officeooo:rsid="00103047"/>
    </style:style>
    <style:style style:name="T6" style:family="text">
      <style:text-properties style:font-name="FreeSerif" officeooo:rsid="001e13a3"/>
    </style:style>
    <style:style style:name="T7" style:family="text">
      <style:text-properties style:font-name="FreeSerif" officeooo:rsid="00a47ad5"/>
    </style:style>
    <style:style style:name="T8" style:family="text">
      <style:text-properties style:font-name="FreeSerif" officeooo:rsid="00be8ffd"/>
    </style:style>
    <style:style style:name="T9" style:family="text">
      <style:text-properties officeooo:rsid="00074f09"/>
    </style:style>
    <style:style style:name="T10" style:family="text">
      <style:text-properties officeooo:rsid="000bc561"/>
    </style:style>
    <style:style style:name="T11" style:family="text">
      <style:text-properties officeooo:rsid="001121fe"/>
    </style:style>
    <style:style style:name="T12" style:family="text">
      <style:text-properties officeooo:rsid="00140842"/>
    </style:style>
    <style:style style:name="T13" style:family="text">
      <style:text-properties officeooo:rsid="0014bb1b"/>
    </style:style>
    <style:style style:name="T14" style:family="text">
      <style:text-properties officeooo:rsid="002301ce"/>
    </style:style>
    <style:style style:name="T15" style:family="text">
      <style:text-properties officeooo:rsid="0025dcca"/>
    </style:style>
    <style:style style:name="T16" style:family="text">
      <style:text-properties officeooo:rsid="00292627"/>
    </style:style>
    <style:style style:name="T17" style:family="text">
      <style:text-properties officeooo:rsid="000b1be8"/>
    </style:style>
    <style:style style:name="T18" style:family="text">
      <style:text-properties officeooo:rsid="001a5bbb"/>
    </style:style>
    <style:style style:name="T19" style:family="text">
      <style:text-properties fo:font-size="12pt" style:font-name-asian="FreeSerif1" style:font-size-asian="12pt" style:font-name-complex="FreeSerif1" style:font-size-complex="12pt"/>
    </style:style>
    <style:style style:name="T20" style:family="text">
      <style:text-properties fo:font-size="12pt" officeooo:rsid="001e9eb6" style:font-name-asian="FreeSerif1" style:font-size-asian="12pt" style:font-name-complex="FreeSerif1" style:font-size-complex="12pt"/>
    </style:style>
    <style:style style:name="T21" style:family="text">
      <style:text-properties fo:font-size="12pt" officeooo:rsid="001c10ba" style:font-name-asian="FreeSerif1" style:font-size-asian="12pt" style:font-name-complex="FreeSerif1" style:font-size-complex="12pt"/>
    </style:style>
    <style:style style:name="T22" style:family="text">
      <style:text-properties fo:font-size="12pt" officeooo:rsid="003cf5e8" style:font-name-asian="FreeSerif1" style:font-size-asian="12pt" style:font-name-complex="FreeSerif1" style:font-size-complex="12pt"/>
    </style:style>
    <style:style style:name="T23" style:family="text">
      <style:text-properties fo:font-size="12pt" officeooo:rsid="0045c1c8" style:font-name-asian="FreeSerif1" style:font-size-asian="12pt" style:font-name-complex="FreeSerif1" style:font-size-complex="12pt"/>
    </style:style>
    <style:style style:name="T24" style:family="text">
      <style:text-properties fo:font-size="12pt" officeooo:rsid="00470473" style:font-name-asian="FreeSerif1" style:font-size-asian="12pt" style:font-name-complex="FreeSerif1" style:font-size-complex="12pt"/>
    </style:style>
    <style:style style:name="T25" style:family="text">
      <style:text-properties fo:font-size="12pt" officeooo:rsid="004b3dbf" style:font-name-asian="FreeSerif1" style:font-size-asian="12pt" style:font-name-complex="FreeSerif1" style:font-size-complex="12pt"/>
    </style:style>
    <style:style style:name="T26" style:family="text">
      <style:text-properties fo:font-size="12pt" officeooo:rsid="007b3387" style:font-name-asian="FreeSerif1" style:font-size-asian="12pt" style:font-name-complex="FreeSerif1" style:font-size-complex="12pt"/>
    </style:style>
    <style:style style:name="T27" style:family="text">
      <style:text-properties fo:font-size="12pt" officeooo:rsid="00867e56" style:font-name-asian="FreeSerif1" style:font-size-asian="12pt" style:font-name-complex="FreeSerif1" style:font-size-complex="12pt"/>
    </style:style>
    <style:style style:name="T28" style:family="text">
      <style:text-properties fo:font-size="12pt" officeooo:rsid="00c0bd6b" style:font-name-asian="FreeSerif1" style:font-size-asian="12pt" style:font-name-complex="FreeSerif1" style:font-size-complex="12pt"/>
    </style:style>
    <style:style style:name="T29" style:family="text">
      <style:text-properties style:font-name="FreeSerif1"/>
    </style:style>
    <style:style style:name="T30" style:family="text">
      <style:text-properties style:font-name="FreeSerif1" fo:font-size="12pt" style:font-name-asian="FreeSerif1" style:font-size-asian="12pt" style:font-name-complex="FreeSerif1" style:font-size-complex="12pt"/>
    </style:style>
    <style:style style:name="T31" style:family="text">
      <style:text-properties style:font-name="FreeSerif1" fo:font-size="12pt" officeooo:rsid="001c10ba" style:font-name-asian="FreeSerif1" style:font-size-asian="12pt" style:font-name-complex="FreeSerif1" style:font-size-complex="12pt"/>
    </style:style>
    <style:style style:name="T32" style:family="text">
      <style:text-properties style:font-name="FreeSerif1" fo:font-size="12pt" officeooo:rsid="003cf5e8" style:font-name-asian="FreeSerif1" style:font-size-asian="12pt" style:font-name-complex="FreeSerif1" style:font-size-complex="12pt"/>
    </style:style>
    <style:style style:name="T33" style:family="text">
      <style:text-properties style:font-name="FreeSerif1" fo:font-size="12pt" officeooo:rsid="003f13b2" style:font-name-asian="FreeSerif1" style:font-size-asian="12pt" style:font-name-complex="FreeSerif1" style:font-size-complex="12pt"/>
    </style:style>
    <style:style style:name="T34" style:family="text">
      <style:text-properties style:font-name="FreeSerif1" officeooo:rsid="003cf5e8"/>
    </style:style>
    <style:style style:name="T35" style:family="text">
      <style:text-properties officeooo:rsid="003cf5e8"/>
    </style:style>
    <style:style style:name="T36" style:family="text">
      <style:text-properties officeooo:rsid="003e1cda"/>
    </style:style>
    <style:style style:name="T37" style:family="text">
      <style:text-properties style:text-position="super 58%" fo:font-size="12pt" officeooo:rsid="00470473" style:font-name-asian="FreeSerif1" style:font-size-asian="12pt" style:font-name-complex="FreeSerif1" style:font-size-complex="12pt"/>
    </style:style>
    <style:style style:name="T38" style:family="text">
      <style:text-properties style:text-position="super 58%" officeooo:rsid="0089c71a"/>
    </style:style>
    <style:style style:name="T39" style:family="text">
      <style:text-properties style:text-position="super 58%" officeooo:rsid="00ce22c2"/>
    </style:style>
    <style:style style:name="T40" style:family="text">
      <style:text-properties officeooo:rsid="004edf3e"/>
    </style:style>
    <style:style style:name="T41" style:family="text">
      <style:text-properties officeooo:rsid="00556a43"/>
    </style:style>
    <style:style style:name="T42" style:family="text">
      <style:text-properties officeooo:rsid="0057944c"/>
    </style:style>
    <style:style style:name="T43" style:family="text">
      <style:text-properties officeooo:rsid="00598dcb"/>
    </style:style>
    <style:style style:name="T44" style:family="text">
      <style:text-properties officeooo:rsid="005a0db0"/>
    </style:style>
    <style:style style:name="T45" style:family="text">
      <style:text-properties officeooo:rsid="005e23a5"/>
    </style:style>
    <style:style style:name="T46" style:family="text">
      <style:text-properties officeooo:rsid="0064ec75"/>
    </style:style>
    <style:style style:name="T47" style:family="text">
      <style:text-properties officeooo:rsid="007780a9"/>
    </style:style>
    <style:style style:name="T48" style:family="text">
      <style:text-properties officeooo:rsid="007b3387"/>
    </style:style>
    <style:style style:name="T49" style:family="text">
      <style:text-properties officeooo:rsid="007e6dd1"/>
    </style:style>
    <style:style style:name="T50" style:family="text">
      <style:text-properties officeooo:rsid="008337d3"/>
    </style:style>
    <style:style style:name="T51" style:family="text">
      <style:text-properties officeooo:rsid="0089c71a"/>
    </style:style>
    <style:style style:name="T52" style:family="text">
      <style:text-properties officeooo:rsid="009d3bcd"/>
    </style:style>
    <style:style style:name="T53" style:family="text">
      <style:text-properties officeooo:rsid="009da5a4"/>
    </style:style>
    <style:style style:name="T54" style:family="text">
      <style:text-properties officeooo:rsid="009e4ba0"/>
    </style:style>
    <style:style style:name="T55" style:family="text">
      <style:text-properties officeooo:rsid="00a02a16"/>
    </style:style>
    <style:style style:name="T56" style:family="text">
      <style:text-properties officeooo:rsid="00a05410"/>
    </style:style>
    <style:style style:name="T57" style:family="text">
      <style:text-properties officeooo:rsid="00a47ad5"/>
    </style:style>
    <style:style style:name="T58" style:family="text">
      <style:text-properties officeooo:rsid="00a61588"/>
    </style:style>
    <style:style style:name="T59" style:family="text">
      <style:text-properties officeooo:rsid="00a8853a"/>
    </style:style>
    <style:style style:name="T60" style:family="text">
      <style:text-properties officeooo:rsid="00be8ffd"/>
    </style:style>
    <style:style style:name="T61" style:family="text">
      <style:text-properties officeooo:rsid="00bf6d18"/>
    </style:style>
    <style:style style:name="T62" style:family="text">
      <style:text-properties officeooo:rsid="00c00586"/>
    </style:style>
    <style:style style:name="T63" style:family="text">
      <style:text-properties officeooo:rsid="00c71a7d"/>
    </style:style>
    <style:style style:name="T64" style:family="text">
      <style:text-properties officeooo:rsid="00c88f3e"/>
    </style:style>
    <style:style style:name="T65" style:family="text">
      <style:text-properties officeooo:rsid="00caa491"/>
    </style:style>
    <style:style style:name="T66" style:family="text">
      <style:text-properties officeooo:rsid="00cbf96a"/>
    </style:style>
    <style:style style:name="T67" style:family="text">
      <style:text-properties officeooo:rsid="00ce22c2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FreeSans3" fo:font-size="7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fill-image-width="0cm" draw:fill-image-height="0cm" style:shadow="none" draw:shadow-opacity="100%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solid" draw:fill-color="#dddddd" draw:textarea-horizontal-align="justify" draw:textarea-vertical-align="middle" draw:auto-grow-height="false" fo:min-height="7.347cm" fo:min-width="6.40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575cm" fo:min-width="0.6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3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57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fo:min-height="0.92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Circle_20_unfilled" draw:marker-start-width="0.199cm" draw:marker-start-center="false" draw:marker-end="" draw:marker-end-width="0.47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Circle_20_unfilled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0.46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3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3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ccff00" draw:textarea-horizontal-align="justify" draw:textarea-vertical-align="middle" draw:auto-grow-height="false" fo:min-height="4.346cm" fo:min-width="4.10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1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575cm" fo:min-width="0.6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575cm" fo:min-width="0.6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575cm" fo:min-width="0.6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1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1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3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3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1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.03cm" svg:stroke-color="#000000" draw:marker-start="" draw:marker-start-width="0.295cm" draw:marker-start-center="false" draw:marker-end="Circle" draw:marker-end-width="0.101cm" draw:marker-end-center="tru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.03cm" svg:stroke-color="#000000" draw:marker-start="Circle_20_unfilled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.03cm" svg:stroke-color="#000000" draw:marker-start="Circle_20_unfilled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554cm" fo:min-width="0.15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4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307cm" fo:min-width="0.13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3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6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7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0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307cm" fo:min-width="0.13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4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5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6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0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01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307cm" fo:min-width="0.13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3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4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5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6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7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8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0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0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1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3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6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7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8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h text:style-name="Heading_20_1" text:outline-level="1">Розрахунок архітектури системи <text:span text:style-name="T60">(версія 2)</text:span></text:h>
      <text:h text:style-name="P107" text:outline-level="3">Склад:</text:h>
      <text:list xml:id="list2270535242" text:style-name="L1">
        <text:list-item>
          <text:p text:style-name="P80">Сонячна батарея Risen RSM40-8-400M (9 шт.);</text:p>
        </text:list-item>
        <text:list-item>
          <text:p text:style-name="P84"><text:span text:style-name="T2">Акумуляторна батарея </text:span>TOYAMA NPS100-12 <text:span text:style-name="T3">(4 шт.);</text:span></text:p>
        </text:list-item>
        <text:list-item>
          <text:p text:style-name="P85"><text:span text:style-name="T2">Гібридний інвертор </text:span><text:span text:style-name="T5">Must Power Systems </text:span>PH18 MPPT 5048/60A<text:span text:style-name="T5"> (1 шт.);</text:span></text:p>
        </text:list-item>
        <text:list-item>
          <text:p text:style-name="P71">Пристрій захисту від імпульсних завад ОПС1-<text:span text:style-name="T64">С</text:span> 1P клас II (<text:span text:style-name="T47">C</text:span>), IEK (<text:span text:style-name="T63">4</text:span> шт.);</text:p>
        </text:list-item>
        <text:list-item>
          <text:p text:style-name="P86">Автоматичний вимикач ВА47-<text:span text:style-name="T64">60</text:span> <text:span text:style-name="T64">2</text:span>P 16 А х-ка <text:span text:style-name="T47">C</text:span>, IEK (<text:span text:style-name="T60">3</text:span> шт.);</text:p>
        </text:list-item>
        <text:list-item>
          <text:p text:style-name="P88"><text:span text:style-name="T64">Автоматичний вимикач</text:span> <text:span text:style-name="T64">ВА47-60</text:span> 2P 25 А 30 мА хар-ка B тип AC, IEK (1 шт.):</text:p>
        </text:list-item>
        <text:list-item>
          <text:p text:style-name="P86">Плавка вставка запобіжника ППНИ-33, габарит 00, 160 А, IEK (1 шт);</text:p>
        </text:list-item>
        <text:list-item>
          <text:p text:style-name="P87"><text:span text:style-name="T46">Вимикач-роз'єднувач під запобіжники e.fuse.VR.160, 3P габарит 00, 160А, E.NEXT (1 шт)</text:span>.</text:p>
        </text:list-item>
      </text:list>
      <text:h text:style-name="P108" text:outline-level="3">Параметри компонентів:</text:h>
      <text:list xml:id="list172532915109553" text:continue-list="list2270535242" text:style-name="L1">
        <text:list-item text:start-value="1">
          <text:p text:style-name="P83"><text:span text:style-name="T3">Сонячна батарея </text:span><text:span text:style-name="T4">(1 модуль)</text:span><text:span text:style-name="T3">:</text:span></text:p>
          <text:list>
            <text:list-item>
              <text:p text:style-name="P90">Макс. потужність, (Вт)<text:tab/><text:span text:style-name="T60">400</text:span></text:p>
            </text:list-item>
            <text:list-item>
              <text:p text:style-name="P94"><text:span text:style-name="T3">Напруга за макс. потужності, (В)<text:tab/></text:span><text:span text:style-name="T8">34.39</text:span></text:p>
            </text:list-item>
            <text:list-item>
              <text:p text:style-name="P93"><text:span text:style-name="T3">Струм за макс. потужності, (А)<text:tab/></text:span><text:span text:style-name="T8">11</text:span>.<text:span text:style-name="T60">64</text:span></text:p>
            </text:list-item>
            <text:list-item>
              <text:p text:style-name="P93"><text:span text:style-name="T3">Струм к.з., (А)<text:tab/></text:span><text:span text:style-name="T8">12</text:span>.<text:span text:style-name="T60">34</text:span></text:p>
            </text:list-item>
            <text:list-item>
              <text:p text:style-name="P93"><text:span text:style-name="T4">Напруга х.х., (В)<text:tab/></text:span><text:span text:style-name="T8">41.3</text:span></text:p>
            </text:list-item>
          </text:list>
        </text:list-item>
        <text:list-item>
          <text:p text:style-name="P81">Акумуляторна батарея <text:span text:style-name="T9">(1 модуль)</text:span>:</text:p>
          <text:list>
            <text:list-item>
              <text:p text:style-name="P91">Ємність, (А * год)<text:tab/><text:span text:style-name="T11">1</text:span>00</text:p>
            </text:list-item>
            <text:list-item>
              <text:p text:style-name="P95">Напруга, (В)<text:tab/>12</text:p>
            </text:list-item>
            <text:list-item>
              <text:p text:style-name="P95">Ном. зарядний струм, (А)<text:tab/><text:span text:style-name="T11">1</text:span>0</text:p>
            </text:list-item>
          </text:list>
        </text:list-item>
        <text:list-item>
          <text:p text:style-name="P89">Інверторний модуль:</text:p>
          <text:list>
            <text:list-item>
              <text:p text:style-name="P92">Макс. потужність сон. панелей, <text:span text:style-name="T12">(Вт)</text:span><text:tab/><text:span text:style-name="T15">3000</text:span></text:p>
            </text:list-item>
            <text:list-item>
              <text:p text:style-name="P95">Макс. зарядний струм сон. панелей, (А)<text:tab/>80</text:p>
            </text:list-item>
            <text:list-item>
              <text:p text:style-name="P95">Макс. зарядний струм <text:span text:style-name="T13">від </text:span>мережи, (А)<text:tab/>60</text:p>
            </text:list-item>
            <text:list-item>
              <text:p text:style-name="P95">Роб. діапазон MPPT PV, (В)<text:tab/>64 ~ 130</text:p>
            </text:list-item>
            <text:list-item>
              <text:p text:style-name="P95">Макс. напруга х.х. PV масива, (В)<text:tab/>145</text:p>
            </text:list-item>
          </text:list>
        </text:list-item>
      </text:list>
      <text:h text:style-name="P109" text:outline-level="3"><text:soft-page-break/>Архітектура системи.</text:h>
      <text:p text:style-name="P70"><draw:frame draw:style-name="fr1" draw:name="Frame1" text:anchor-type="paragraph" svg:x="0cm" svg:y="0cm" svg:width="17.002cm" draw:z-index="0"><draw:text-box fo:min-height="13.178cm"><text:p text:style-name="Frame_20_contents"><draw:g text:anchor-type="paragraph" draw:z-index="2" draw:name="Shape1" draw:style-name="gr1"><draw:custom-shape draw:style-name="gr2" draw:text-style-name="P113" svg:width="6.926cm" svg:height="7.619cm" svg:x="0.464cm" svg:y="0cm"><text:p/><draw:enhanced-geometry svg:viewBox="0 0 21600 21600" draw:type="rectangle" draw:enhanced-path="M 0 0 L 21600 0 21600 21600 0 21600 0 0 Z N"/></draw:custom-shape><draw:g draw:style-name="gr3"><draw:custom-shape draw:style-name="gr4" draw:text-style-name="P114" svg:width="1.154cm" svg:height="1.848cm" draw:transform="rotate (1.5707963267949) translate (5.77497222222222cm 13.0439583333333cm)"><text:p/><draw:enhanced-geometry svg:viewBox="0 0 21600 21600" draw:type="rectangle" draw:enhanced-path="M 0 0 L 21600 0 21600 21600 0 21600 0 0 Z N"/></draw:custom-shape><draw:frame draw:style-name="gr5" draw:text-style-name="P116" svg:width="1.156cm" svg:height="1.154cm" svg:x="6.121cm" svg:y="11.89cm"><draw:text-box><text:p text:style-name="P115"><text:span text:style-name="T68">NPS</text:span><text:span text:style-name="T68"><text:line-break/></text:span><text:span text:style-name="T68">100-12</text:span></text:p></draw:text-box></draw:frame><draw:line draw:style-name="gr6" draw:text-style-name="P117" svg:x1="6.006cm" svg:y1="12.236cm" svg:x2="6.237cm" svg:y2="12.236cm"><text:p/></draw:line><draw:line draw:style-name="gr7" draw:text-style-name="P117" svg:x1="7.159cm" svg:y1="12.236cm" svg:x2="7.39cm" svg:y2="12.236cm"><text:p/></draw:line><draw:line draw:style-name="gr8" draw:text-style-name="P117" svg:x1="6.12cm" svg:y1="12.352cm" svg:x2="6.12cm" svg:y2="12.121cm"><text:p/></draw:line><draw:line draw:style-name="gr9" draw:text-style-name="P117" svg:x1="6.12cm" svg:y1="11.889cm" svg:x2="6.12cm" svg:y2="11.543cm"><text:p/></draw:line><draw:line draw:style-name="gr10" draw:text-style-name="P117" svg:x1="7.276cm" svg:y1="11.889cm" svg:x2="7.276cm" svg:y2="11.543cm"><text:p/></draw:line></draw:g><draw:line draw:style-name="gr11" draw:text-style-name="P117" svg:x1="3.811cm" svg:y1="9.812cm" svg:x2="3.811cm" svg:y2="9.119cm"><text:p/></draw:line><draw:line draw:style-name="gr12" draw:text-style-name="P117" svg:x1="7.276cm" svg:y1="11.543cm" svg:x2="8.2cm" svg:y2="11.543cm"><text:p/></draw:line><draw:line draw:style-name="gr13" draw:text-style-name="P117" svg:x1="9.352cm" svg:y1="11.543cm" svg:x2="10.276cm" svg:y2="11.543cm"><text:p/></draw:line><draw:line draw:style-name="gr14" draw:text-style-name="P117" svg:x1="11.43cm" svg:y1="11.543cm" svg:x2="12.354cm" svg:y2="11.543cm"><text:p/></draw:line><draw:custom-shape draw:style-name="gr15" draw:text-style-name="P118" svg:width="0.463cm" svg:height="0.925cm" draw:transform="rotate (-1.5707963267949) translate (8.430625cm 10.2728888888889cm)"><text:p/><draw:enhanced-geometry svg:viewBox="0 0 21600 21600" draw:mirror-horizontal="false" draw:mirror-vertical="false" draw:type="rectangle" draw:enhanced-path="M 0 0 L 21600 0 21600 21600 0 21600 0 0 Z N"/></draw:custom-shape><draw:polyline draw:style-name="gr16" draw:text-style-name="P117" svg:width="3.116cm" svg:height="3.924cm" draw:transform="rotate (1.5707963267949) translate (6.12010386714188cm 11.5433642926181cm)" svg:viewBox="0 0 3117 3925" draw:points="0,0 1039,0 1039,3925 3117,3925"><text:p/></draw:polyline><draw:polyline draw:style-name="gr17" draw:text-style-name="P117" svg:width="3.116cm" svg:height="3cm" draw:transform="rotate (1.5707963267949) translate (10.5078381911723cm 11.5433642926181cm)" svg:viewBox="0 0 3117 3001" draw:points="0,3001 1039,3001 1039,0 3117,0"><text:p/></draw:polyline><draw:frame draw:style-name="gr18" draw:text-style-name="P119" svg:width="1.848cm" svg:height="0.578cm" svg:x="14.893cm" svg:y="12.467cm"><draw:text-box><text:p text:style-name="P115"><text:span text:style-name="T68">Ext. Line</text:span></text:p></draw:text-box></draw:frame><draw:polyline draw:style-name="gr19" draw:text-style-name="P117" svg:width="2.308cm" svg:height="4.039cm" draw:transform="rotate (-1.5707963267949) translate (15.2398936460473cm 8.42647411501752cm)" svg:viewBox="0 0 2309 4040" draw:points="0,4040 1616,4040 1616,0 2309,0"><text:p/></draw:polyline><draw:polyline draw:style-name="gr20" draw:text-style-name="P117" svg:width="2.308cm" svg:height="4.732cm" draw:transform="rotate (-1.5707963267949) translate (16.394297415529cm 8.42647411501752cm)" svg:viewBox="0 0 2309 4733" draw:points="0,4733 1154,4733 1154,0 2309,0"><text:p/></draw:polyline><draw:frame draw:style-name="gr21" draw:text-style-name="P119" svg:width="1.502cm" svg:height="0.925cm" svg:x="15.009cm" svg:y="3.577cm"><draw:text-box><text:p text:style-name="P115"><text:span text:style-name="T68">Int. Line</text:span></text:p></draw:text-box></draw:frame><draw:polyline draw:style-name="gr22" draw:text-style-name="P117" svg:width="2.539cm" svg:height="4.501cm" draw:transform="rotate (-3.14159265358979) translate (14.8945725152028cm 9.11911637670654cm)" svg:viewBox="0 0 2540 4502" draw:points="0,4502 577,4502 577,0 2540,0 2540,693"><text:p/></draw:polyline><draw:polyline draw:style-name="gr23" draw:text-style-name="P117" svg:width="5.194cm" svg:height="2.077cm" draw:transform="rotate (-1.5707963267949) translate (14.8945725152028cm 3.46253790624623cm)" svg:viewBox="0 0 5195 2078" draw:points="0,0 0,1154 5195,1154 5195,2078 4964,2078"><text:p/></draw:polyline><draw:frame draw:style-name="gr24" draw:text-style-name="P119" svg:width="1.615cm" svg:height="0.463cm" svg:x="5.775cm" svg:y="9.927cm"><draw:text-box><text:p text:style-name="P115"><text:span text:style-name="T68">Fuse 160A</text:span></text:p></draw:text-box></draw:frame><draw:frame draw:style-name="gr25" draw:text-style-name="P119" svg:width="1.04cm" svg:height="1.156cm" svg:x="0.002cm" svg:y="8.888cm"><draw:text-box><text:p text:style-name="P115"><text:span text:style-name="T68">OverC prot.</text:span><text:span text:style-name="T68"><text:line-break/></text:span><text:span text:style-name="T68">16A</text:span></text:p></draw:text-box></draw:frame><draw:frame draw:style-name="gr26" draw:text-style-name="P119" svg:width="1.154cm" svg:height="1.038cm" svg:x="3.004cm" svg:y="10.506cm"><draw:text-box><text:p text:style-name="P115"><text:span text:style-name="T68">OverV prot.</text:span></text:p></draw:text-box></draw:frame><draw:line draw:style-name="gr27" draw:text-style-name="P117" svg:x1="15.24cm" svg:y1="10.042cm" svg:x2="15.24cm" svg:y2="8.888cm"><text:p/></draw:line><draw:line draw:style-name="gr28" draw:text-style-name="P117" svg:x1="16.394cm" svg:y1="9.581cm" svg:x2="16.394cm" svg:y2="8.888cm"><text:p/></draw:line><draw:frame draw:style-name="gr29" draw:text-style-name="P119" svg:width="1.156cm" svg:height="1.04cm" svg:x="15.238cm" svg:y="6.003cm"><draw:text-box><text:p text:style-name="P115"><text:span text:style-name="T68">OverV prot.</text:span></text:p></draw:text-box></draw:frame><draw:g draw:style-name="gr3"><draw:custom-shape draw:style-name="gr30" draw:text-style-name="P117" svg:width="0.692cm" svg:height="0.694cm" svg:x="7.622cm" svg:y="0.1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1" draw:text-style-name="P120" svg:width="0.521cm" svg:height="0.539cm" svg:x="7.707cm" svg:y="0.192cm"><draw:text-box><text:p text:style-name="P115"><text:span text:style-name="T69">1</text:span></text:p></draw:text-box></draw:frame></draw:g><draw:g draw:style-name="gr3"><draw:custom-shape draw:style-name="gr32" draw:text-style-name="P117" svg:width="0.694cm" svg:height="0.696cm" svg:x="0.348cm" svg:y="10.6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120" svg:width="0.519cm" svg:height="0.541cm" svg:x="0.436cm" svg:y="10.696cm"><draw:text-box><text:p text:style-name="P115"><text:span text:style-name="T69">4</text:span></text:p></draw:text-box></draw:frame></draw:g><draw:g draw:style-name="gr3"><draw:custom-shape draw:style-name="gr34" draw:text-style-name="P117" svg:width="0.694cm" svg:height="0.696cm" svg:x="8.43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120" svg:width="0.519cm" svg:height="0.541cm" svg:x="8.516cm" svg:y="11.042cm"><draw:text-box><text:p text:style-name="P115"><text:span text:style-name="T69">2</text:span></text:p></draw:text-box></draw:frame></draw:g><draw:g draw:style-name="gr3"><draw:custom-shape draw:style-name="gr36" draw:text-style-name="P117" svg:width="0.692cm" svg:height="0.696cm" svg:x="10.508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7" draw:text-style-name="P120" svg:width="0.521cm" svg:height="0.541cm" svg:x="10.594cm" svg:y="11.042cm"><draw:text-box><text:p text:style-name="P115"><text:span text:style-name="T69">2</text:span></text:p></draw:text-box></draw:frame></draw:g><draw:g draw:style-name="gr3"><draw:custom-shape draw:style-name="gr38" draw:text-style-name="P117" svg:width="0.694cm" svg:height="0.696cm" svg:x="12.586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9" draw:text-style-name="P120" svg:width="0.519cm" svg:height="0.541cm" svg:x="12.672cm" svg:y="11.042cm"><draw:text-box><text:p text:style-name="P115"><text:span text:style-name="T69">2</text:span></text:p></draw:text-box></draw:frame></draw:g><draw:g draw:style-name="gr3"><draw:custom-shape draw:style-name="gr40" draw:text-style-name="P121" svg:width="4.62cm" svg:height="4.619cm" draw:transform="rotate (1.5707963267949) translate (8.54527777777778cm 8.080375cm)"><text:p/><draw:enhanced-geometry svg:viewBox="0 0 21600 21600" draw:type="rectangle" draw:enhanced-path="M 0 0 L 21600 0 21600 21600 0 21600 0 0 Z N"/></draw:custom-shape><draw:frame draw:style-name="gr41" draw:text-style-name="P116" svg:width="2.31cm" svg:height="1.156cm" svg:x="9.698cm" svg:y="4.616cm"><draw:text-box><text:p text:style-name="P115"><text:span text:style-name="T68">PH18 MPPT 5048/60A</text:span></text:p></draw:text-box></draw:frame><draw:line draw:style-name="gr42" draw:text-style-name="P117" svg:x1="11.199cm" svg:y1="8.08cm" svg:x2="11.199cm" svg:y2="8.426cm"><text:p/></draw:line><draw:line draw:style-name="gr43" draw:text-style-name="P117" svg:x1="11.661cm" svg:y1="8.08cm" svg:x2="11.661cm" svg:y2="8.426cm"><text:p/></draw:line><draw:frame draw:style-name="gr44" draw:text-style-name="P116" svg:width="1.154cm" svg:height="0.807cm" svg:x="10.853cm" svg:y="7.158cm"><draw:text-box><text:p text:style-name="P115"><text:span text:style-name="T68">AC In</text:span><text:span text:style-name="T68"><text:line-break/></text:span><text:span text:style-name="T68">~ <text:s text:c="2"/>~</text:span></text:p></draw:text-box></draw:frame><draw:line draw:style-name="gr45" draw:text-style-name="P117" svg:x1="12.355cm" svg:y1="8.08cm" svg:x2="12.355cm" svg:y2="8.426cm"><text:p/></draw:line><draw:line draw:style-name="gr46" draw:text-style-name="P117" svg:x1="12.817cm" svg:y1="8.08cm" svg:x2="12.817cm" svg:y2="8.426cm"><text:p/></draw:line><draw:frame draw:style-name="gr47" draw:text-style-name="P116" svg:width="1.156cm" svg:height="0.807cm" svg:x="12.007cm" svg:y="7.158cm"><draw:text-box><text:p text:style-name="P115"><text:span text:style-name="T68">AC Out</text:span><text:span text:style-name="T68"><text:line-break/></text:span><text:span text:style-name="T68">~ <text:s text:c="2"/>~</text:span></text:p></draw:text-box></draw:frame><draw:line draw:style-name="gr48" draw:text-style-name="P117" svg:x1="10.046cm" svg:y1="8.08cm" svg:x2="10.046cm" svg:y2="8.426cm"><text:p/></draw:line><draw:line draw:style-name="gr49" draw:text-style-name="P117" svg:x1="10.508cm" svg:y1="8.08cm" svg:x2="10.508cm" svg:y2="8.426cm"><text:p/></draw:line><draw:frame draw:style-name="gr50" draw:text-style-name="P116" svg:width="1.156cm" svg:height="0.807cm" svg:x="9.698cm" svg:y="7.158cm"><draw:text-box><text:p text:style-name="P115"><text:span text:style-name="T68">ACC</text:span><text:span text:style-name="T68"><text:line-break/></text:span><text:span text:style-name="T68">+ <text:s text:c="2"/>-</text:span></text:p></draw:text-box></draw:frame><draw:line draw:style-name="gr51" draw:text-style-name="P117" svg:x1="8.891cm" svg:y1="8.08cm" svg:x2="8.891cm" svg:y2="8.426cm"><text:p/></draw:line><draw:line draw:style-name="gr52" draw:text-style-name="P117" svg:x1="9.352cm" svg:y1="8.08cm" svg:x2="9.352cm" svg:y2="8.426cm"><text:p/></draw:line><draw:frame draw:style-name="gr53" draw:text-style-name="P116" svg:width="1.154cm" svg:height="0.807cm" svg:x="8.545cm" svg:y="7.158cm"><draw:text-box><text:p text:style-name="P115"><text:span text:style-name="T68">PV Arr</text:span><text:span text:style-name="T68"><text:line-break/></text:span><text:span text:style-name="T68">+ <text:s text:c="2"/>-</text:span></text:p></draw:text-box></draw:frame><draw:g draw:style-name="gr3"><draw:custom-shape draw:style-name="gr54" draw:text-style-name="P117" svg:width="0.696cm" svg:height="0.692cm" svg:x="10.529cm" svg:y="5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5" draw:text-style-name="P120" svg:width="0.519cm" svg:height="0.539cm" svg:x="10.617cm" svg:y="5.943cm"><draw:text-box><text:p text:style-name="P115"><text:span text:style-name="T69">3</text:span></text:p></draw:text-box></draw:frame></draw:g></draw:g><draw:g draw:style-name="gr3"><draw:custom-shape draw:style-name="gr56" draw:text-style-name="P114" svg:width="1.154cm" svg:height="1.848cm" draw:transform="rotate (1.5707963267949) translate (7.85106944444444cm 13.0439583333333cm)"><text:p/><draw:enhanced-geometry svg:viewBox="0 0 21600 21600" draw:type="rectangle" draw:enhanced-path="M 0 0 L 21600 0 21600 21600 0 21600 0 0 Z N"/></draw:custom-shape><draw:frame draw:style-name="gr57" draw:text-style-name="P116" svg:width="1.156cm" svg:height="1.154cm" svg:x="8.197cm" svg:y="11.89cm"><draw:text-box><text:p text:style-name="P115"><text:span text:style-name="T68">NPS</text:span><text:span text:style-name="T68"><text:line-break/></text:span><text:span text:style-name="T68">100-12</text:span></text:p></draw:text-box></draw:frame><draw:line draw:style-name="gr58" draw:text-style-name="P117" svg:x1="8.083cm" svg:y1="12.236cm" svg:x2="8.314cm" svg:y2="12.236cm"><text:p/></draw:line><draw:line draw:style-name="gr59" draw:text-style-name="P117" svg:x1="9.238cm" svg:y1="12.236cm" svg:x2="9.469cm" svg:y2="12.236cm"><text:p/></draw:line><draw:line draw:style-name="gr60" draw:text-style-name="P117" svg:x1="8.198cm" svg:y1="12.352cm" svg:x2="8.198cm" svg:y2="12.121cm"><text:p/></draw:line><draw:line draw:style-name="gr61" draw:text-style-name="P117" svg:x1="8.198cm" svg:y1="11.889cm" svg:x2="8.198cm" svg:y2="11.543cm"><text:p/></draw:line><draw:line draw:style-name="gr62" draw:text-style-name="P117" svg:x1="9.352cm" svg:y1="11.889cm" svg:x2="9.352cm" svg:y2="11.543cm"><text:p/></draw:line></draw:g><draw:g draw:style-name="gr3"><draw:custom-shape draw:style-name="gr63" draw:text-style-name="P114" svg:width="1.154cm" svg:height="1.848cm" draw:transform="rotate (1.5707963267949) translate (9.93069444444444cm 13.0439583333333cm)"><text:p/><draw:enhanced-geometry svg:viewBox="0 0 21600 21600" draw:type="rectangle" draw:enhanced-path="M 0 0 L 21600 0 21600 21600 0 21600 0 0 Z N"/></draw:custom-shape><draw:frame draw:style-name="gr64" draw:text-style-name="P116" svg:width="1.156cm" svg:height="1.154cm" svg:x="10.277cm" svg:y="11.89cm"><draw:text-box><text:p text:style-name="P115"><text:span text:style-name="T68">NPS</text:span><text:span text:style-name="T68"><text:line-break/></text:span><text:span text:style-name="T68">100-12</text:span></text:p></draw:text-box></draw:frame><draw:line draw:style-name="gr65" draw:text-style-name="P117" svg:x1="10.161cm" svg:y1="12.236cm" svg:x2="10.392cm" svg:y2="12.236cm"><text:p/></draw:line><draw:line draw:style-name="gr66" draw:text-style-name="P117" svg:x1="11.316cm" svg:y1="12.236cm" svg:x2="11.547cm" svg:y2="12.236cm"><text:p/></draw:line><draw:line draw:style-name="gr67" draw:text-style-name="P117" svg:x1="10.277cm" svg:y1="12.352cm" svg:x2="10.277cm" svg:y2="12.121cm"><text:p/></draw:line><draw:line draw:style-name="gr68" draw:text-style-name="P117" svg:x1="10.277cm" svg:y1="11.889cm" svg:x2="10.277cm" svg:y2="11.543cm"><text:p/></draw:line><draw:line draw:style-name="gr69" draw:text-style-name="P117" svg:x1="11.43cm" svg:y1="11.889cm" svg:x2="11.43cm" svg:y2="11.543cm"><text:p/></draw:line></draw:g><draw:g draw:style-name="gr3"><draw:custom-shape draw:style-name="gr70" draw:text-style-name="P114" svg:width="1.154cm" svg:height="1.848cm" draw:transform="rotate (1.5707963267949) translate (12.0067916666667cm 13.0439583333333cm)"><text:p/><draw:enhanced-geometry svg:viewBox="0 0 21600 21600" draw:type="rectangle" draw:enhanced-path="M 0 0 L 21600 0 21600 21600 0 21600 0 0 Z N"/></draw:custom-shape><draw:frame draw:style-name="gr71" draw:text-style-name="P116" svg:width="1.154cm" svg:height="1.154cm" svg:x="12.355cm" svg:y="11.89cm"><draw:text-box><text:p text:style-name="P115"><text:span text:style-name="T68">NPS</text:span><text:span text:style-name="T68"><text:line-break/></text:span><text:span text:style-name="T68">100-12</text:span></text:p></draw:text-box></draw:frame><draw:line draw:style-name="gr72" draw:text-style-name="P117" svg:x1="12.238cm" svg:y1="12.236cm" svg:x2="12.469cm" svg:y2="12.236cm"><text:p/></draw:line><draw:line draw:style-name="gr73" draw:text-style-name="P117" svg:x1="13.393cm" svg:y1="12.236cm" svg:x2="13.624cm" svg:y2="12.236cm"><text:p/></draw:line><draw:line draw:style-name="gr74" draw:text-style-name="P117" svg:x1="12.355cm" svg:y1="12.352cm" svg:x2="12.355cm" svg:y2="12.121cm"><text:p/></draw:line><draw:line draw:style-name="gr75" draw:text-style-name="P117" svg:x1="12.355cm" svg:y1="11.889cm" svg:x2="12.355cm" svg:y2="11.543cm"><text:p/></draw:line><draw:line draw:style-name="gr76" draw:text-style-name="P117" svg:x1="13.508cm" svg:y1="11.889cm" svg:x2="13.508cm" svg:y2="11.543cm"><text:p/></draw:line></draw:g><draw:g draw:style-name="gr3"><draw:custom-shape draw:style-name="gr77" draw:text-style-name="P118" svg:width="0.461cm" svg:height="0.923cm" svg:x="1.272cm" svg:y="10.506cm"><text:p/><draw:enhanced-geometry svg:viewBox="0 0 21600 21600" draw:mirror-vertical="false" draw:type="rectangle" draw:enhanced-path="M 0 0 L 21600 0 21600 21600 0 21600 0 0 Z N"/></draw:custom-shape><draw:line draw:style-name="gr78" draw:text-style-name="P117" svg:x1="1.502cm" svg:y1="10.851cm" svg:x2="1.502cm" svg:y2="10.158cm"><text:p/></draw:line><draw:line draw:style-name="gr79" draw:text-style-name="P117" svg:x1="1.502cm" svg:y1="11.774cm" svg:x2="1.502cm" svg:y2="11.428cm"><text:p/></draw:line><draw:line draw:style-name="gr80" draw:text-style-name="P117" svg:x1="1.734cm" svg:y1="11.774cm" svg:x2="1.272cm" svg:y2="11.774cm"><text:p/></draw:line><draw:line draw:style-name="gr81" draw:text-style-name="P117" svg:x1="1.619cm" svg:y1="11.89cm" svg:x2="1.388cm" svg:y2="11.89cm"><text:p/></draw:line></draw:g><draw:g draw:style-name="gr3"><draw:custom-shape draw:style-name="gr82" draw:text-style-name="P118" svg:width="0.463cm" svg:height="0.923cm" svg:x="2.195cm" svg:y="10.506cm"><text:p/><draw:enhanced-geometry svg:viewBox="0 0 21600 21600" draw:mirror-vertical="false" draw:type="rectangle" draw:enhanced-path="M 0 0 L 21600 0 21600 21600 0 21600 0 0 Z N"/></draw:custom-shape><draw:line draw:style-name="gr83" draw:text-style-name="P117" svg:x1="2.427cm" svg:y1="10.851cm" svg:x2="2.427cm" svg:y2="10.158cm"><text:p/></draw:line><draw:line draw:style-name="gr84" draw:text-style-name="P117" svg:x1="2.427cm" svg:y1="11.774cm" svg:x2="2.427cm" svg:y2="11.428cm"><text:p/></draw:line><draw:line draw:style-name="gr85" draw:text-style-name="P117" svg:x1="2.658cm" svg:y1="11.774cm" svg:x2="2.196cm" svg:y2="11.774cm"><text:p/></draw:line><draw:line draw:style-name="gr86" draw:text-style-name="P117" svg:x1="2.542cm" svg:y1="11.89cm" svg:x2="2.311cm" svg:y2="11.89cm"><text:p/></draw:line></draw:g><draw:g draw:style-name="gr3"><draw:custom-shape draw:style-name="gr87" draw:text-style-name="P118" svg:width="0.463cm" svg:height="0.925cm" svg:x="15.009cm" svg:y="7.618cm"><text:p/><draw:enhanced-geometry svg:viewBox="0 0 21600 21600" draw:mirror-vertical="true" draw:type="rectangle" draw:enhanced-path="M 0 0 L 21600 0 21600 21600 0 21600 0 0 Z N"/></draw:custom-shape><draw:line draw:style-name="gr88" draw:text-style-name="P117" svg:x1="15.24cm" svg:y1="8.196cm" svg:x2="15.24cm" svg:y2="8.889cm"><text:p/></draw:line><draw:line draw:style-name="gr89" draw:text-style-name="P117" svg:x1="15.24cm" svg:y1="7.272cm" svg:x2="15.24cm" svg:y2="7.618cm"><text:p/></draw:line><draw:line draw:style-name="gr90" draw:text-style-name="P117" svg:x1="15.471cm" svg:y1="7.272cm" svg:x2="15.009cm" svg:y2="7.272cm"><text:p/></draw:line><draw:line draw:style-name="gr91" draw:text-style-name="P117" svg:x1="15.355cm" svg:y1="7.157cm" svg:x2="15.124cm" svg:y2="7.157cm"><text:p/></draw:line></draw:g><draw:g draw:style-name="gr3"><draw:custom-shape draw:style-name="gr92" draw:text-style-name="P118" svg:width="0.463cm" svg:height="0.925cm" svg:x="16.165cm" svg:y="7.618cm"><text:p/><draw:enhanced-geometry svg:viewBox="0 0 21600 21600" draw:mirror-vertical="true" draw:type="rectangle" draw:enhanced-path="M 0 0 L 21600 0 21600 21600 0 21600 0 0 Z N"/></draw:custom-shape><draw:line draw:style-name="gr93" draw:text-style-name="P117" svg:x1="16.394cm" svg:y1="8.196cm" svg:x2="16.394cm" svg:y2="8.889cm"><text:p/></draw:line><draw:line draw:style-name="gr94" draw:text-style-name="P117" svg:x1="16.394cm" svg:y1="7.272cm" svg:x2="16.394cm" svg:y2="7.618cm"><text:p/></draw:line><draw:line draw:style-name="gr95" draw:text-style-name="P117" svg:x1="16.626cm" svg:y1="7.272cm" svg:x2="16.164cm" svg:y2="7.272cm"><text:p/></draw:line><draw:line draw:style-name="gr96" draw:text-style-name="P117" svg:x1="16.51cm" svg:y1="7.157cm" svg:x2="16.279cm" svg:y2="7.157cm"><text:p/></draw:line></draw:g><draw:g draw:style-name="gr3"><draw:custom-shape draw:style-name="gr97" draw:text-style-name="P117" svg:width="0.694cm" svg:height="0.692cm" svg:x="15.471cm" svg:y="8.6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98" draw:text-style-name="P120" svg:width="0.521cm" svg:height="0.539cm" svg:x="15.556cm" svg:y="8.735cm"><draw:text-box><text:p text:style-name="P115"><text:span text:style-name="T69">4</text:span></text:p></draw:text-box></draw:frame></draw:g><draw:g draw:style-name="gr3"><draw:custom-shape draw:style-name="gr99" draw:text-style-name="P117" svg:width="0.692cm" svg:height="0.694cm" svg:x="7.506cm" svg:y="7.6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00" draw:text-style-name="P120" svg:width="0.519cm" svg:height="0.541cm" svg:x="7.594cm" svg:y="7.694cm"><draw:text-box><text:p text:style-name="P115"><text:span text:style-name="T69">5</text:span></text:p></draw:text-box></draw:frame></draw:g><draw:line draw:style-name="gr101" draw:text-style-name="P117" svg:x1="0.464cm" svg:y1="8.426cm" svg:x2="0.464cm" svg:y2="7.618cm"><text:p/></draw:line><draw:line draw:style-name="gr102" draw:text-style-name="P117" svg:x1="0.695cm" svg:y1="8.426cm" svg:x2="0.233cm" svg:y2="8.426cm"><text:p/></draw:line><draw:line draw:style-name="gr103" draw:text-style-name="P117" svg:x1="0.58cm" svg:y1="8.542cm" svg:x2="0.349cm" svg:y2="8.542cm"><text:p/></draw:line><draw:g draw:style-name="gr3"><draw:custom-shape draw:style-name="gr104" draw:text-style-name="P117" svg:width="0.694cm" svg:height="0.694cm" svg:x="15.471cm" svg:y="9.8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05" draw:text-style-name="P120" svg:width="0.521cm" svg:height="0.539cm" svg:x="15.556cm" svg:y="9.89cm"><draw:text-box><text:p text:style-name="P115"><text:span text:style-name="T69">6</text:span></text:p></draw:text-box></draw:frame></draw:g><draw:line draw:style-name="gr106" draw:text-style-name="P117" svg:x1="1.502cm" svg:y1="7.734cm" svg:x2="1.502cm" svg:y2="7.272cm"><text:p/></draw:line><draw:g draw:style-name="gr3"><draw:custom-shape draw:style-name="gr107" draw:text-style-name="P122" svg:width="1.153cm" svg:height="1.848cm" svg:x="0.926cm" svg:y="5.195cm"><text:p/><draw:enhanced-geometry svg:viewBox="0 0 21600 21600" draw:type="rectangle" draw:enhanced-path="M 0 0 L 21600 0 21600 21600 0 21600 0 0 Z N"/></draw:custom-shape><draw:frame draw:style-name="gr108" draw:text-style-name="P119" svg:width="1.153cm" svg:height="1.156cm" svg:x="0.926cm" svg:y="5.54cm"><draw:text-box><text:p text:style-name="P115"><text:span text:style-name="T70">RSM40-8-400M</text:span></text:p></draw:text-box></draw:frame><draw:line draw:style-name="gr109" draw:text-style-name="P117" svg:x1="1.733cm" svg:y1="5.425cm" svg:x2="1.733cm" svg:y2="5.656cm"><text:p/></draw:line><draw:line draw:style-name="gr110" draw:text-style-name="P117" svg:x1="1.619cm" svg:y1="6.695cm" svg:x2="1.85cm" svg:y2="6.695cm"><text:p/></draw:line><draw:line draw:style-name="gr111" draw:text-style-name="P117" svg:x1="1.619cm" svg:y1="5.54cm" svg:x2="1.85cm" svg:y2="5.54cm"><text:p/></draw:line><draw:line draw:style-name="gr112" draw:text-style-name="P117" svg:x1="1.502cm" svg:y1="5.194cm" svg:x2="1.502cm" svg:y2="4.963cm"><text:p/></draw:line><draw:line draw:style-name="gr113" draw:text-style-name="P117" svg:x1="1.502cm" svg:y1="7.041cm" svg:x2="1.502cm" svg:y2="7.272cm"><text:p/></draw:line></draw:g><draw:line draw:style-name="gr114" draw:text-style-name="P117" svg:x1="4.736cm" svg:y1="9.465cm" svg:x2="4.736cm" svg:y2="9.119cm"><text:p/></draw:line><draw:line draw:style-name="gr115" draw:text-style-name="P117" svg:x1="15.24cm" svg:y1="12.236cm" svg:x2="15.24cm" svg:y2="11.89cm"><text:p/></draw:line><draw:line draw:style-name="gr116" draw:text-style-name="P117" svg:x1="16.394cm" svg:y1="12.236cm" svg:x2="16.394cm" svg:y2="11.89cm"><text:p/></draw:line><draw:g draw:style-name="gr3"><draw:custom-shape draw:style-name="gr117" draw:text-style-name="P118" svg:width="0.925cm" svg:height="2.077cm" draw:transform="rotate (-1.5707963267949) translate (16.8557222222222cm 10.7350277777778cm)"><text:p/><draw:enhanced-geometry svg:viewBox="0 0 21600 21600" draw:path-stretchpoint-x="10800" draw:path-stretchpoint-y="10800" draw:text-areas="?f3 ?f4 ?f5 ?f6" draw:type="round-rectangle" draw:modifiers="10085.39325842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18" draw:text-style-name="P117" svg:x1="15.24cm" svg:y1="10.966cm" svg:x2="15.24cm" svg:y2="10.504cm"><text:p/></draw:line><draw:line draw:style-name="gr119" draw:text-style-name="P117" svg:x1="15.24cm" svg:y1="11.428cm" svg:x2="15.471cm" svg:y2="10.966cm"><text:p/></draw:line><draw:line draw:style-name="gr120" draw:text-style-name="P117" svg:x1="15.24cm" svg:y1="11.89cm" svg:x2="15.24cm" svg:y2="11.428cm"><text:p/></draw:line><draw:line draw:style-name="gr121" draw:text-style-name="P117" svg:x1="16.394cm" svg:y1="10.966cm" svg:x2="16.394cm" svg:y2="10.504cm"><text:p/></draw:line><draw:line draw:style-name="gr122" draw:text-style-name="P117" svg:x1="16.394cm" svg:y1="11.428cm" svg:x2="16.625cm" svg:y2="10.966cm"><text:p/></draw:line><draw:line draw:style-name="gr123" draw:text-style-name="P117" svg:x1="16.394cm" svg:y1="11.89cm" svg:x2="16.394cm" svg:y2="11.428cm"><text:p/></draw:line><draw:line draw:style-name="gr124" draw:text-style-name="P117" svg:x1="16.509cm" svg:y1="11.197cm" svg:x2="15.355cm" svg:y2="11.197cm"><text:p/></draw:line></draw:g><draw:frame draw:style-name="gr125" draw:text-style-name="P119" svg:width="1.04cm" svg:height="1.156cm" svg:x="13.625cm" svg:y="10.619cm"><draw:text-box><text:p text:style-name="P115"><text:span text:style-name="T68">OverCprot.</text:span><text:span text:style-name="T68"><text:line-break/></text:span><text:span text:style-name="T68">25A</text:span></text:p></draw:text-box></draw:frame><draw:g draw:style-name="gr3"><draw:custom-shape draw:style-name="gr126" draw:text-style-name="P118" svg:width="0.925cm" svg:height="1.848cm" draw:transform="rotate (-1.5707963267949) translate (2.88748611111111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27" draw:text-style-name="P117" svg:x1="1.502cm" svg:y1="8.196cm" svg:x2="1.502cm" svg:y2="7.734cm"><text:p/></draw:line><draw:line draw:style-name="gr128" draw:text-style-name="P117" svg:x1="1.502cm" svg:y1="8.658cm" svg:x2="1.733cm" svg:y2="8.196cm"><text:p/></draw:line><draw:line draw:style-name="gr129" draw:text-style-name="P117" svg:x1="1.502cm" svg:y1="9.119cm" svg:x2="1.502cm" svg:y2="8.657cm"><text:p/></draw:line><draw:line draw:style-name="gr130" draw:text-style-name="P117" svg:x1="2.427cm" svg:y1="8.196cm" svg:x2="2.427cm" svg:y2="7.734cm"><text:p/></draw:line><draw:line draw:style-name="gr131" draw:text-style-name="P117" svg:x1="2.427cm" svg:y1="8.658cm" svg:x2="2.658cm" svg:y2="8.196cm"><text:p/></draw:line><draw:line draw:style-name="gr132" draw:text-style-name="P117" svg:x1="2.427cm" svg:y1="9.119cm" svg:x2="2.427cm" svg:y2="8.657cm"><text:p/></draw:line><draw:line draw:style-name="gr133" draw:text-style-name="P117" svg:x1="2.543cm" svg:y1="8.426cm" svg:x2="1.619cm" svg:y2="8.426cm"><text:p/></draw:line></draw:g><draw:g draw:style-name="gr3"><draw:custom-shape draw:style-name="gr134" draw:text-style-name="P122" svg:width="1.153cm" svg:height="1.848cm" svg:x="0.926cm" svg:y="2.886cm"><text:p/><draw:enhanced-geometry svg:viewBox="0 0 21600 21600" draw:type="rectangle" draw:enhanced-path="M 0 0 L 21600 0 21600 21600 0 21600 0 0 Z N"/></draw:custom-shape><draw:frame draw:style-name="gr135" draw:text-style-name="P119" svg:width="1.153cm" svg:height="1.156cm" svg:x="0.926cm" svg:y="3.231cm"><draw:text-box><text:p text:style-name="P115"><text:span text:style-name="T70">RSM40-8-400M</text:span></text:p></draw:text-box></draw:frame><draw:line draw:style-name="gr136" draw:text-style-name="P117" svg:x1="1.733cm" svg:y1="3.116cm" svg:x2="1.733cm" svg:y2="3.347cm"><text:p/></draw:line><draw:line draw:style-name="gr137" draw:text-style-name="P117" svg:x1="1.619cm" svg:y1="4.386cm" svg:x2="1.85cm" svg:y2="4.386cm"><text:p/></draw:line><draw:line draw:style-name="gr138" draw:text-style-name="P117" svg:x1="1.619cm" svg:y1="3.232cm" svg:x2="1.85cm" svg:y2="3.232cm"><text:p/></draw:line><draw:line draw:style-name="gr139" draw:text-style-name="P117" svg:x1="1.502cm" svg:y1="2.885cm" svg:x2="1.502cm" svg:y2="2.654cm"><text:p/></draw:line><draw:line draw:style-name="gr140" draw:text-style-name="P117" svg:x1="1.502cm" svg:y1="4.732cm" svg:x2="1.502cm" svg:y2="4.963cm"><text:p/></draw:line></draw:g><draw:g draw:style-name="gr3"><draw:custom-shape draw:style-name="gr141" draw:text-style-name="P122" svg:width="1.153cm" svg:height="1.848cm" svg:x="0.926cm" svg:y="0.577cm"><text:p/><draw:enhanced-geometry svg:viewBox="0 0 21600 21600" draw:type="rectangle" draw:enhanced-path="M 0 0 L 21600 0 21600 21600 0 21600 0 0 Z N"/></draw:custom-shape><draw:frame draw:style-name="gr142" draw:text-style-name="P119" svg:width="1.153cm" svg:height="1.154cm" svg:x="0.926cm" svg:y="0.923cm"><draw:text-box><text:p text:style-name="P115"><text:span text:style-name="T70">RSM40-8-400M</text:span></text:p></draw:text-box></draw:frame><draw:line draw:style-name="gr143" draw:text-style-name="P117" svg:x1="1.733cm" svg:y1="0.807cm" svg:x2="1.733cm" svg:y2="1.038cm"><text:p/></draw:line><draw:line draw:style-name="gr144" draw:text-style-name="P117" svg:x1="1.619cm" svg:y1="2.077cm" svg:x2="1.85cm" svg:y2="2.077cm"><text:p/></draw:line><draw:line draw:style-name="gr145" draw:text-style-name="P117" svg:x1="1.619cm" svg:y1="0.923cm" svg:x2="1.85cm" svg:y2="0.923cm"><text:p/></draw:line><draw:line draw:style-name="gr146" draw:text-style-name="P117" svg:x1="1.502cm" svg:y1="0.577cm" svg:x2="1.502cm" svg:y2="0.346cm"><text:p/></draw:line><draw:line draw:style-name="gr147" draw:text-style-name="P117" svg:x1="1.502cm" svg:y1="2.424cm" svg:x2="1.502cm" svg:y2="2.655cm"><text:p/></draw:line></draw:g><draw:polyline draw:style-name="gr148" draw:text-style-name="P117" svg:width="0.923cm" svg:height="6.925cm" svg:x="1.502cm" svg:y="0.346cm" svg:viewBox="0 0 924 6926" draw:points="0,0 924,0 924,0 924,6926"><text:p/></draw:polyline><draw:g draw:style-name="gr3"><draw:custom-shape draw:style-name="gr149" draw:text-style-name="P122" svg:width="1.156cm" svg:height="1.848cm" svg:x="3.233cm" svg:y="5.195cm"><text:p/><draw:enhanced-geometry svg:viewBox="0 0 21600 21600" draw:type="rectangle" draw:enhanced-path="M 0 0 L 21600 0 21600 21600 0 21600 0 0 Z N"/></draw:custom-shape><draw:frame draw:style-name="gr150" draw:text-style-name="P119" svg:width="1.156cm" svg:height="1.156cm" svg:x="3.233cm" svg:y="5.54cm"><draw:text-box><text:p text:style-name="P115"><text:span text:style-name="T70">RSM40-8-400M</text:span></text:p></draw:text-box></draw:frame><draw:line draw:style-name="gr151" draw:text-style-name="P117" svg:x1="4.042cm" svg:y1="5.425cm" svg:x2="4.042cm" svg:y2="5.656cm"><text:p/></draw:line><draw:line draw:style-name="gr152" draw:text-style-name="P117" svg:x1="3.928cm" svg:y1="6.695cm" svg:x2="4.159cm" svg:y2="6.695cm"><text:p/></draw:line><draw:line draw:style-name="gr153" draw:text-style-name="P117" svg:x1="3.928cm" svg:y1="5.54cm" svg:x2="4.159cm" svg:y2="5.54cm"><text:p/></draw:line><draw:line draw:style-name="gr154" draw:text-style-name="P117" svg:x1="3.811cm" svg:y1="5.194cm" svg:x2="3.811cm" svg:y2="4.963cm"><text:p/></draw:line><draw:line draw:style-name="gr155" draw:text-style-name="P117" svg:x1="3.811cm" svg:y1="7.041cm" svg:x2="3.811cm" svg:y2="7.272cm"><text:p/></draw:line></draw:g><draw:g draw:style-name="gr3"><draw:custom-shape draw:style-name="gr156" draw:text-style-name="P122" svg:width="1.156cm" svg:height="1.848cm" svg:x="3.233cm" svg:y="2.886cm"><text:p/><draw:enhanced-geometry svg:viewBox="0 0 21600 21600" draw:type="rectangle" draw:enhanced-path="M 0 0 L 21600 0 21600 21600 0 21600 0 0 Z N"/></draw:custom-shape><draw:frame draw:style-name="gr157" draw:text-style-name="P119" svg:width="1.156cm" svg:height="1.156cm" svg:x="3.233cm" svg:y="3.231cm"><draw:text-box><text:p text:style-name="P115"><text:span text:style-name="T70">RSM40-8-400M</text:span></text:p></draw:text-box></draw:frame><draw:line draw:style-name="gr158" draw:text-style-name="P117" svg:x1="4.042cm" svg:y1="3.116cm" svg:x2="4.042cm" svg:y2="3.347cm"><text:p/></draw:line><draw:line draw:style-name="gr159" draw:text-style-name="P117" svg:x1="3.928cm" svg:y1="4.386cm" svg:x2="4.159cm" svg:y2="4.386cm"><text:p/></draw:line><draw:line draw:style-name="gr160" draw:text-style-name="P117" svg:x1="3.928cm" svg:y1="3.232cm" svg:x2="4.159cm" svg:y2="3.232cm"><text:p/></draw:line><draw:line draw:style-name="gr161" draw:text-style-name="P117" svg:x1="3.811cm" svg:y1="2.885cm" svg:x2="3.811cm" svg:y2="2.654cm"><text:p/></draw:line><draw:line draw:style-name="gr162" draw:text-style-name="P117" svg:x1="3.811cm" svg:y1="4.732cm" svg:x2="3.811cm" svg:y2="4.963cm"><text:p/></draw:line></draw:g><draw:g draw:style-name="gr3"><draw:custom-shape draw:style-name="gr163" draw:text-style-name="P122" svg:width="1.156cm" svg:height="1.848cm" svg:x="3.233cm" svg:y="0.577cm"><text:p/><draw:enhanced-geometry svg:viewBox="0 0 21600 21600" draw:type="rectangle" draw:enhanced-path="M 0 0 L 21600 0 21600 21600 0 21600 0 0 Z N"/></draw:custom-shape><draw:frame draw:style-name="gr164" draw:text-style-name="P119" svg:width="1.156cm" svg:height="1.154cm" svg:x="3.233cm" svg:y="0.923cm"><draw:text-box><text:p text:style-name="P115"><text:span text:style-name="T70">RSM40-8-400M</text:span></text:p></draw:text-box></draw:frame><draw:line draw:style-name="gr165" draw:text-style-name="P117" svg:x1="4.042cm" svg:y1="0.807cm" svg:x2="4.042cm" svg:y2="1.038cm"><text:p/></draw:line><draw:line draw:style-name="gr166" draw:text-style-name="P117" svg:x1="3.928cm" svg:y1="2.077cm" svg:x2="4.159cm" svg:y2="2.077cm"><text:p/></draw:line><draw:line draw:style-name="gr167" draw:text-style-name="P117" svg:x1="3.928cm" svg:y1="0.923cm" svg:x2="4.159cm" svg:y2="0.923cm"><text:p/></draw:line><draw:line draw:style-name="gr168" draw:text-style-name="P117" svg:x1="3.811cm" svg:y1="0.577cm" svg:x2="3.811cm" svg:y2="0.346cm"><text:p/></draw:line><draw:line draw:style-name="gr169" draw:text-style-name="P117" svg:x1="3.811cm" svg:y1="2.424cm" svg:x2="3.811cm" svg:y2="2.655cm"><text:p/></draw:line></draw:g><draw:polyline draw:style-name="gr170" draw:text-style-name="P117" svg:width="0.923cm" svg:height="6.925cm" svg:x="3.811cm" svg:y="0.346cm" svg:viewBox="0 0 924 6926" draw:points="0,0 924,0 924,0 924,6926"><text:p/></draw:polyline><draw:g draw:style-name="gr3"><draw:custom-shape draw:style-name="gr171" draw:text-style-name="P122" svg:width="1.156cm" svg:height="1.848cm" svg:x="5.542cm" svg:y="5.195cm"><text:p/><draw:enhanced-geometry svg:viewBox="0 0 21600 21600" draw:type="rectangle" draw:enhanced-path="M 0 0 L 21600 0 21600 21600 0 21600 0 0 Z N"/></draw:custom-shape><draw:frame draw:style-name="gr172" draw:text-style-name="P119" svg:width="1.156cm" svg:height="1.156cm" svg:x="5.542cm" svg:y="5.54cm"><draw:text-box><text:p text:style-name="P115"><text:span text:style-name="T70">RSM40-8-400M</text:span></text:p></draw:text-box></draw:frame><draw:line draw:style-name="gr173" draw:text-style-name="P117" svg:x1="6.351cm" svg:y1="5.425cm" svg:x2="6.351cm" svg:y2="5.656cm"><text:p/></draw:line><draw:line draw:style-name="gr174" draw:text-style-name="P117" svg:x1="6.237cm" svg:y1="6.695cm" svg:x2="6.468cm" svg:y2="6.695cm"><text:p/></draw:line><draw:line draw:style-name="gr175" draw:text-style-name="P117" svg:x1="6.237cm" svg:y1="5.54cm" svg:x2="6.468cm" svg:y2="5.54cm"><text:p/></draw:line><draw:line draw:style-name="gr176" draw:text-style-name="P117" svg:x1="6.12cm" svg:y1="5.194cm" svg:x2="6.12cm" svg:y2="4.963cm"><text:p/></draw:line><draw:line draw:style-name="gr177" draw:text-style-name="P117" svg:x1="6.12cm" svg:y1="7.041cm" svg:x2="6.12cm" svg:y2="7.272cm"><text:p/></draw:line></draw:g><draw:g draw:style-name="gr3"><draw:custom-shape draw:style-name="gr178" draw:text-style-name="P122" svg:width="1.156cm" svg:height="1.848cm" svg:x="5.542cm" svg:y="2.886cm"><text:p/><draw:enhanced-geometry svg:viewBox="0 0 21600 21600" draw:type="rectangle" draw:enhanced-path="M 0 0 L 21600 0 21600 21600 0 21600 0 0 Z N"/></draw:custom-shape><draw:frame draw:style-name="gr179" draw:text-style-name="P119" svg:width="1.156cm" svg:height="1.156cm" svg:x="5.542cm" svg:y="3.231cm"><draw:text-box><text:p text:style-name="P115"><text:span text:style-name="T70">RSM40-8-400M</text:span></text:p></draw:text-box></draw:frame><draw:line draw:style-name="gr180" draw:text-style-name="P117" svg:x1="6.351cm" svg:y1="3.116cm" svg:x2="6.351cm" svg:y2="3.347cm"><text:p/></draw:line><draw:line draw:style-name="gr181" draw:text-style-name="P117" svg:x1="6.237cm" svg:y1="4.386cm" svg:x2="6.468cm" svg:y2="4.386cm"><text:p/></draw:line><draw:line draw:style-name="gr182" draw:text-style-name="P117" svg:x1="6.237cm" svg:y1="3.232cm" svg:x2="6.468cm" svg:y2="3.232cm"><text:p/></draw:line><draw:line draw:style-name="gr183" draw:text-style-name="P117" svg:x1="6.12cm" svg:y1="2.885cm" svg:x2="6.12cm" svg:y2="2.654cm"><text:p/></draw:line><draw:line draw:style-name="gr184" draw:text-style-name="P117" svg:x1="6.12cm" svg:y1="4.732cm" svg:x2="6.12cm" svg:y2="4.963cm"><text:p/></draw:line></draw:g><draw:g draw:style-name="gr3"><draw:custom-shape draw:style-name="gr185" draw:text-style-name="P122" svg:width="1.156cm" svg:height="1.848cm" svg:x="5.542cm" svg:y="0.577cm"><text:p/><draw:enhanced-geometry svg:viewBox="0 0 21600 21600" draw:type="rectangle" draw:enhanced-path="M 0 0 L 21600 0 21600 21600 0 21600 0 0 Z N"/></draw:custom-shape><draw:frame draw:style-name="gr186" draw:text-style-name="P119" svg:width="1.156cm" svg:height="1.154cm" svg:x="5.542cm" svg:y="0.923cm"><draw:text-box><text:p text:style-name="P115"><text:span text:style-name="T70">RSM40-8-400M</text:span></text:p></draw:text-box></draw:frame><draw:line draw:style-name="gr187" draw:text-style-name="P117" svg:x1="6.351cm" svg:y1="0.807cm" svg:x2="6.351cm" svg:y2="1.038cm"><text:p/></draw:line><draw:line draw:style-name="gr188" draw:text-style-name="P117" svg:x1="6.237cm" svg:y1="2.077cm" svg:x2="6.468cm" svg:y2="2.077cm"><text:p/></draw:line><draw:line draw:style-name="gr189" draw:text-style-name="P117" svg:x1="6.237cm" svg:y1="0.923cm" svg:x2="6.468cm" svg:y2="0.923cm"><text:p/></draw:line><draw:line draw:style-name="gr190" draw:text-style-name="P117" svg:x1="6.12cm" svg:y1="0.577cm" svg:x2="6.12cm" svg:y2="0.346cm"><text:p/></draw:line><draw:line draw:style-name="gr191" draw:text-style-name="P117" svg:x1="6.12cm" svg:y1="2.424cm" svg:x2="6.12cm" svg:y2="2.655cm"><text:p/></draw:line></draw:g><draw:polyline draw:style-name="gr192" draw:text-style-name="P117" svg:width="0.923cm" svg:height="6.925cm" svg:x="6.12cm" svg:y="0.346cm" svg:viewBox="0 0 924 6926" draw:points="0,0 924,0 924,0 924,6926"><text:p/></draw:polyline><draw:g draw:style-name="gr3"><draw:custom-shape draw:style-name="gr193" draw:text-style-name="P118" svg:width="0.925cm" svg:height="1.848cm" draw:transform="rotate (-1.5707963267949) translate (5.19641666666667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94" draw:text-style-name="P117" svg:x1="3.811cm" svg:y1="8.196cm" svg:x2="3.811cm" svg:y2="7.734cm"><text:p/></draw:line><draw:line draw:style-name="gr195" draw:text-style-name="P117" svg:x1="3.811cm" svg:y1="8.658cm" svg:x2="4.042cm" svg:y2="8.196cm"><text:p/></draw:line><draw:line draw:style-name="gr196" draw:text-style-name="P117" svg:x1="3.811cm" svg:y1="9.119cm" svg:x2="3.811cm" svg:y2="8.657cm"><text:p/></draw:line><draw:line draw:style-name="gr197" draw:text-style-name="P117" svg:x1="4.736cm" svg:y1="8.196cm" svg:x2="4.736cm" svg:y2="7.734cm"><text:p/></draw:line><draw:line draw:style-name="gr198" draw:text-style-name="P117" svg:x1="4.736cm" svg:y1="8.658cm" svg:x2="4.967cm" svg:y2="8.196cm"><text:p/></draw:line><draw:line draw:style-name="gr199" draw:text-style-name="P117" svg:x1="4.736cm" svg:y1="9.119cm" svg:x2="4.736cm" svg:y2="8.657cm"><text:p/></draw:line><draw:line draw:style-name="gr200" draw:text-style-name="P117" svg:x1="4.852cm" svg:y1="8.426cm" svg:x2="3.928cm" svg:y2="8.426cm"><text:p/></draw:line></draw:g><draw:g draw:style-name="gr3"><draw:custom-shape draw:style-name="gr201" draw:text-style-name="P118" svg:width="0.925cm" svg:height="1.848cm" draw:transform="rotate (-1.5707963267949) translate (7.50534722222222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02" draw:text-style-name="P117" svg:x1="6.12cm" svg:y1="8.196cm" svg:x2="6.12cm" svg:y2="7.734cm"><text:p/></draw:line><draw:line draw:style-name="gr203" draw:text-style-name="P117" svg:x1="6.12cm" svg:y1="8.658cm" svg:x2="6.351cm" svg:y2="8.196cm"><text:p/></draw:line><draw:line draw:style-name="gr204" draw:text-style-name="P117" svg:x1="6.12cm" svg:y1="9.119cm" svg:x2="6.12cm" svg:y2="8.657cm"><text:p/></draw:line><draw:line draw:style-name="gr205" draw:text-style-name="P117" svg:x1="7.044cm" svg:y1="8.196cm" svg:x2="7.044cm" svg:y2="7.734cm"><text:p/></draw:line><draw:line draw:style-name="gr206" draw:text-style-name="P117" svg:x1="7.044cm" svg:y1="8.658cm" svg:x2="7.275cm" svg:y2="8.196cm"><text:p/></draw:line><draw:line draw:style-name="gr207" draw:text-style-name="P117" svg:x1="7.044cm" svg:y1="9.119cm" svg:x2="7.044cm" svg:y2="8.657cm"><text:p/></draw:line><draw:line draw:style-name="gr208" draw:text-style-name="P117" svg:x1="7.161cm" svg:y1="8.426cm" svg:x2="6.237cm" svg:y2="8.426cm"><text:p/></draw:line></draw:g><draw:line draw:style-name="gr209" draw:text-style-name="P117" svg:x1="2.427cm" svg:y1="7.734cm" svg:x2="2.427cm" svg:y2="7.272cm"><text:p/></draw:line><draw:line draw:style-name="gr210" draw:text-style-name="P117" svg:x1="3.811cm" svg:y1="7.734cm" svg:x2="3.811cm" svg:y2="7.272cm"><text:p/></draw:line><draw:line draw:style-name="gr211" draw:text-style-name="P117" svg:x1="4.736cm" svg:y1="7.734cm" svg:x2="4.736cm" svg:y2="7.272cm"><text:p/></draw:line><draw:line draw:style-name="gr212" draw:text-style-name="P117" svg:x1="6.12cm" svg:y1="7.734cm" svg:x2="6.12cm" svg:y2="7.272cm"><text:p/></draw:line><draw:line draw:style-name="gr213" draw:text-style-name="P117" svg:x1="7.044cm" svg:y1="7.734cm" svg:x2="7.044cm" svg:y2="7.272cm"><text:p/></draw:line><draw:line draw:style-name="gr214" draw:text-style-name="P117" svg:x1="6.12cm" svg:y1="9.812cm" svg:x2="6.12cm" svg:y2="9.119cm"><text:p/></draw:line><draw:line draw:style-name="gr215" draw:text-style-name="P117" svg:x1="7.044cm" svg:y1="9.465cm" svg:x2="7.044cm" svg:y2="9.119cm"><text:p/></draw:line><draw:line draw:style-name="gr216" draw:text-style-name="P117" svg:x1="1.502cm" svg:y1="9.812cm" svg:x2="1.502cm" svg:y2="10.158cm"><text:p/></draw:line><draw:line draw:style-name="gr217" draw:text-style-name="P117" svg:x1="2.427cm" svg:y1="9.465cm" svg:x2="2.427cm" svg:y2="10.158cm"><text:p/></draw:line><draw:polyline draw:style-name="gr218" draw:text-style-name="P117" svg:width="6.464cm" svg:height="1.038cm" svg:x="2.427cm" svg:y="8.426cm" svg:viewBox="0 0 6465 1039" draw:points="0,693 0,1039 0,1039 6465,1039 6465,1039 6465,0"><text:p/></draw:polyline><draw:polyline draw:style-name="gr219" draw:text-style-name="P117" svg:width="7.849cm" svg:height="1.384cm" svg:x="1.502cm" svg:y="8.426cm" svg:viewBox="0 0 7850 1385" draw:points="0,693 0,1385 0,1385 7850,1385 7850,1385 7850,0"><text:p/></draw:polyline><draw:g draw:style-name="gr3"><draw:custom-shape draw:style-name="gr220" draw:text-style-name="P117" svg:width="0.694cm" svg:height="0.696cm" svg:x="6.236cm" svg:y="10.6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1" draw:text-style-name="P120" svg:width="0.521cm" svg:height="0.541cm" svg:x="6.322cm" svg:y="10.696cm"><draw:text-box><text:p text:style-name="P115"><text:span text:style-name="T69">8</text:span></text:p></draw:text-box></draw:frame></draw:g></draw:g></text:p></draw:text-box></draw:frame></text:p>
      <text:list xml:id="list172533769662259" text:continue-list="list172532915109553" text:style-name="L1">
        <text:list-item text:start-value="1">
          <text:p text:style-name="P81">Напруга х.х. <text:span text:style-name="T14">на сонячних батареях</text:span>:<text:line-break/><text:span text:style-name="T60">41.3 * 3 = 123.9 &lt; 145.</text:span></text:p>
        </text:list-item>
        <text:list-item>
          <text:p text:style-name="P72"><text:span text:style-name="T1">Напруга </text:span>на сонячних батареях <text:span text:style-name="T1">за макс. потужності:<text:line-break/></text:span>3<text:span text:style-name="T60">4</text:span>.<text:span text:style-name="T60">39</text:span> * 3 = <text:span text:style-name="T60">103</text:span>.1<text:span text:style-name="T60">7</text:span> &lt; 130.</text:p>
        </text:list-item>
        <text:list-item>
          <text:p text:style-name="P74">Струм к.з. сонячних батарей:<text:line-break/><text:span text:style-name="T60">12.34 * 3 = 37.02;<text:line-break/>Дріт 8AWG (</text:span><text:span text:style-name="T20">∅ </text:span><text:span text:style-name="T24">3.3, S 8.37 mm</text:span><text:span text:style-name="T37">2</text:span><text:span text:style-name="T24">).</text:span></text:p>
        </text:list-item>
        <text:list-item>
          <text:p text:style-name="P72">Струм від сонячних батарей <text:span text:style-name="T1">за макс. потужності<text:line-break/>11.64</text:span> * <text:span text:style-name="T61">3</text:span> = <text:span text:style-name="T61">34.92</text:span>.</text:p>
        </text:list-item>
        <text:list-item>
          <text:p text:style-name="P73">Максимальна потужність сонячних батарей<text:line-break/><text:span text:style-name="T61">400</text:span> * <text:span text:style-name="T61">9</text:span> = <text:span text:style-name="T61">3600.</text:span></text:p>
        </text:list-item>
        <text:list-item>
          <text:p text:style-name="P75">Струм від акумулятора на номінальній. потужності:<text:line-break/><text:span text:style-name="T40">(</text:span>4000 <text:span text:style-name="T40">+ 50)</text:span> / 48 = 8<text:span text:style-name="T40">4</text:span>.<text:span text:style-name="T40">4</text:span>;<text:line-break/><text:span text:style-name="T16">Дріт 4AWG (</text:span><text:span text:style-name="T20">∅ </text:span><text:span text:style-name="T25">5</text:span><text:span text:style-name="T24">.</text:span><text:span text:style-name="T25">2</text:span><text:span text:style-name="T24">, S </text:span><text:span text:style-name="T25">21</text:span><text:span text:style-name="T24">.</text:span><text:span text:style-name="T25">2</text:span><text:span text:style-name="T24"> mm</text:span><text:span text:style-name="T37">2</text:span><text:span text:style-name="T24">).</text:span></text:p>
        </text:list-item>
        <text:list-item>
          <text:p text:style-name="P76">Струм від акумулятора на макс. потужності (5 сек):</text:p>
        </text:list-item>
      </text:list>
      <text:p text:style-name="P69"><text:span text:style-name="T40">(</text:span>2 * 4000 <text:span text:style-name="T40">+ 50)</text:span> / 48 = 16<text:span text:style-name="T40">7</text:span>.<text:span text:style-name="T40">7</text:span></text:p>
      <text:h text:style-name="P104" text:outline-level="1">Проблеми, що можуть виникнути</text:h>
      <text:list xml:id="list172533570765850" text:continue-list="list172533769662259" text:style-name="L1">
        <text:list-item text:start-value="1">
          <text:p text:style-name="P77">Сонячні панелі можуть намагатися пошкодити, кинувши каміння.</text:p>
        </text:list-item>
        <text:list-item>
          <text:p text:style-name="P78"><text:soft-page-break/>Удар блискавки в панелі.</text:p>
        </text:list-item>
      </text:list>
      <text:h text:style-name="P101" text:outline-level="1">Комунікація</text:h>
      <text:p text:style-name="P66">Відповідь lsusb при підключеному і відключеному інверторі:</text:p>
      <text:p text:style-name="P67">butylochnik@john-Inspiron-7347:~$ lsusb</text:p>
      <text:p text:style-name="P67">Bus 001 Device 003: ID 0a5c:216a Broadcom Corp.</text:p>
      <text:p text:style-name="P67">Bus 001 Device 002: ID 8087:8000 Intel Corp.</text:p>
      <text:p text:style-name="P67">Bus 001 Device 001: ID 1d6b:0002 Linux Foundation 2.0 root hub</text:p>
      <text:p text:style-name="P67">Bus 003 Device 001: ID 1d6b:0003 Linux Foundation 3.0 root hub</text:p>
      <text:p text:style-name="P67">Bus 002 Device 005: ID 04f3:042f Elan Microelectronics Corp.</text:p>
      <text:p text:style-name="P67">Bus 002 Device 004: ID 0c45:64cb Microdia</text:p>
      <text:p text:style-name="P67">Bus 002 Device 003: ID 0483:91d1 STMicroelectronics Sensor Hub</text:p>
      <text:p text:style-name="P67">Bus 002 Device 002: ID 09da:054f A4Tech Co., Ltd.</text:p>
      <text:p text:style-name="P68">Bus 002 Device 006: ID 1a86:7523 QinHeng Electronics HL-340 USB-Serial adapter</text:p>
      <text:p text:style-name="P67">Bus 002 Device 001: ID 1d6b:0002 Linux Foundation 2.0 root hub</text:p>
      <text:p text:style-name="P67"/>
      <text:p text:style-name="P67">butylochnik@john-Inspiron-7347:~$ lsusb</text:p>
      <text:p text:style-name="P67">Bus 001 Device 003: ID 0a5c:216a Broadcom Corp. </text:p>
      <text:p text:style-name="P67">Bus 001 Device 002: ID 8087:8000 Intel Corp. </text:p>
      <text:p text:style-name="P67">Bus 001 Device 001: ID 1d6b:0002 Linux Foundation 2.0 root hub</text:p>
      <text:p text:style-name="P67">Bus 003 Device 001: ID 1d6b:0003 Linux Foundation 3.0 root hub</text:p>
      <text:p text:style-name="P67">Bus 002 Device 005: ID 04f3:042f Elan Microelectronics Corp.</text:p>
      <text:p text:style-name="P67">Bus 002 Device 004: ID 0c45:64cb Microdia</text:p>
      <text:p text:style-name="P67">Bus 002 Device 003: ID 0483:91d1 STMicroelectronics Sensor Hub</text:p>
      <text:p text:style-name="P67">Bus 002 Device 002: ID 09da:054f A4Tech Co., Ltd.</text:p>
      <text:p text:style-name="P67">Bus 002 Device 001: ID 1d6b:0002 Linux Foundation 2.0 root hub</text:p>
      <text:p text:style-name="P67">butylochnik@john-Inspiron-7347:~$ </text:p>
      <text:p text:style-name="P66"/>
      <text:h text:style-name="P105" text:outline-level="1">Перелік робіт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59">№</text:p>
            </table:table-cell>
            <table:table-cell table:style-name="Table1.B1" office:value-type="string">
              <text:p text:style-name="P60">Операція</text:p>
            </table:table-cell>
            <table:table-cell table:style-name="Table1.B1" office:value-type="string">
              <text:p text:style-name="P61"><text:span text:style-name="T17">М</text:span>атер<text:span text:style-name="T18">і</text:span>ал<text:span text:style-name="T18">и</text:span></text:p>
            </table:table-cell>
            <table:table-cell table:style-name="Table1.B1" office:value-type="string">
              <text:p text:style-name="P61"><text:span text:style-name="T18">І</text:span>нструмент</text:p>
            </table:table-cell>
            <table:table-cell table:style-name="Table1.B1" office:value-type="string">
              <text:p text:style-name="P62">Ри<text:span text:style-name="T18">зики і шляхи обходу</text:span></text:p>
            </table:table-cell>
            <table:table-cell table:style-name="Table1.F1" office:value-type="string">
              <text:p text:style-name="P63">✓</text:p>
            </table:table-cell>
          </table:table-row>
        </table:table-header-rows>
        <table:table-row>
          <table:table-cell table:style-name="Table1.A2" office:value-type="string">
            <text:p text:style-name="P4"><text:sequence text:ref-name="refAutoNr0" text:name="AutoNr" text:formula="ooow:AutoNr+1" style:num-format="1">1</text:sequence></text:p>
          </table:table-cell>
          <table:table-cell table:style-name="Table1.B2" office:value-type="string">
            <text:p text:style-name="P11"><text:span text:style-name="T21">С</text:span><text:span text:style-name="T19">кладання допоміжного трапу.</text:span></text:p>
          </table:table-cell>
          <table:table-cell table:style-name="Table1.B2" office:value-type="string">
            <text:p text:style-name="P12">Дошка 25 <text:span text:style-name="T29">×</text:span> 150 <text:span text:style-name="T29">×</text:span> 4000 1 шт, дошка 25 <text:span text:style-name="T29">×</text:span> 150 <text:span text:style-name="T29">×</text:span> 2000 1 шт,</text:p>
            <text:p text:style-name="P13"><text:span text:style-name="T35">рейка 30 </text:span><text:span text:style-name="T29">×</text:span> <text:span text:style-name="T35">30 </text:span><text:span text:style-name="T29">× </text:span><text:span text:style-name="T34">3000 </text:span>1 шт<text:span text:style-name="T35">,</text:span></text:p>
            <text:p text:style-name="P13"><text:span text:style-name="T36">мет. кутник 2 шт, </text:span>шуруп <text:span text:style-name="T20">∅ </text:span><text:span text:style-name="T22">5 </text:span><text:span text:style-name="T30">× </text:span><text:span text:style-name="T32">50 </text:span><text:span text:style-name="T33">100</text:span><text:span text:style-name="T32"> шт.</text:span></text:p>
          </table:table-cell>
          <table:table-cell table:style-name="Table1.B2" office:value-type="string">
            <text:p text:style-name="P14">Рулетка, дриль, жало-викрутка, пила, викрутка хрестова.</text:p>
          </table:table-cell>
          <table:table-cell table:style-name="Table1.B2" office:value-type="string">
            <text:p text:style-name="P48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1" text:name="AutoNr" text:formula="ooow:AutoNr+1" style:num-format="1">2</text:sequence></text:p>
          </table:table-cell>
          <table:table-cell table:style-name="Table1.B2" office:value-type="string">
            <text:p text:style-name="P15">Натягування горизонтальних мотузок.</text:p>
          </table:table-cell>
          <table:table-cell table:style-name="Table1.B2" office:value-type="string">
            <text:p text:style-name="P15">Мотузка, цвяхи.</text:p>
          </table:table-cell>
          <table:table-cell table:style-name="Table1.B2" office:value-type="string">
            <text:p text:style-name="P15">Рулетка, молоток.</text:p>
          </table:table-cell>
          <table:table-cell table:style-name="Table1.B2" office:value-type="string">
            <text:p text:style-name="P15">Місце кріплення може не потрапити в дошку. <text:span text:style-name="T41">Переконатися, що мотузка йде по центру дошки.</text:span></text:p>
          </table:table-cell>
          <table:table-cell table:style-name="Table1.F2" office:value-type="string">
            <text:p text:style-name="P65">Не робилось</text:p>
          </table:table-cell>
        </table:table-row>
        <table:table-row>
          <table:table-cell table:style-name="Table1.A2" office:value-type="string">
            <text:p text:style-name="P4"><text:sequence text:ref-name="refAutoNr2" text:name="AutoNr" text:formula="ooow:AutoNr+1" style:num-format="1">3</text:sequence></text:p>
          </table:table-cell>
          <table:table-cell table:style-name="Table1.B2" office:value-type="string">
            <text:p text:style-name="P15">Розмітка місць кріплення кронштейнів.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>Рулетка, крейда.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4"><text:sequence text:ref-name="refAutoNr3" text:name="AutoNr" text:formula="ooow:AutoNr+1" style:num-format="1">4</text:sequence></text:p>
          </table:table-cell>
          <table:table-cell table:style-name="Table1.B2" office:value-type="string">
            <text:p text:style-name="P16">Свердління отворів під шпильки кронштейнів.</text:p>
            <text:p text:style-name="P17">Встановлення шпильок і кронштейнів.</text:p>
          </table:table-cell>
          <table:table-cell table:style-name="Table1.B2" office:value-type="string">
            <text:p text:style-name="P17">Шпилька Шпилька дворізьбова гвинт-шуруп <text:span text:style-name="T62">8</text:span>x120 16 шт, гайка М<text:span text:style-name="T62">8</text:span> 32 шт, шайба гровера 16 шт, герметик.</text:p>
          </table:table-cell>
          <table:table-cell table:style-name="Table1.B2" office:value-type="string">
            <text:p text:style-name="P16"><text:span text:style-name="T31">С</text:span><text:span text:style-name="T30">вердла </text:span><text:span text:style-name="T20">∅ </text:span><text:span text:style-name="T28">8</text:span><text:span text:style-name="T19">, </text:span><text:span text:style-name="T20">∅ </text:span><text:span text:style-name="T19">5 (довге), </text:span><text:span text:style-name="T23">набір торцевих накидних ключів, ріжкові ключі.</text:span>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4" text:name="AutoNr" text:formula="ooow:AutoNr+1" style:num-format="1">5</text:sequence></text:p>
          </table:table-cell>
          <table:table-cell table:style-name="Table1.B2" office:value-type="string">
            <text:p text:style-name="P24">Свердління отворів під заземлення в рейках.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24">Свердло <text:span text:style-name="T20">∅ </text:span><text:span text:style-name="T19">8, дриль.</text:span>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5" text:name="AutoNr" text:formula="ooow:AutoNr+1" style:num-format="1">6</text:sequence></text:p>
          </table:table-cell>
          <table:table-cell table:style-name="Table1.B2" office:value-type="string">
            <text:p text:style-name="P18">Встановлення рейок для <text:span text:style-name="T42">сонячних </text:span>батарей.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9">Набір ключів торцевих внутрішніх, мотузка.</text:p>
          </table:table-cell>
          <table:table-cell table:style-name="Table1.B2" office:value-type="string">
            <text:p text:style-name="P15">Не забути передбачити приєднання заземлення.</text:p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6" text:name="AutoNr" text:formula="ooow:AutoNr+1" style:num-format="1">7</text:sequence></text:p>
          </table:table-cell>
          <table:table-cell table:style-name="Table1.B2" office:value-type="string">
            <text:p text:style-name="P21">Виготовлення тримачів для батарей</text:p>
          </table:table-cell>
          <table:table-cell table:style-name="Table1.B2" office:value-type="string">
            <text:p text:style-name="P10">Залізо 2 мм.</text:p>
          </table:table-cell>
          <table:table-cell table:style-name="Table1.B2" office:value-type="string">
            <text:p text:style-name="P21">Рулетка, болгарка, лещата.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5">Не робилось</text:p>
          </table:table-cell>
        </table:table-row>
        <table:table-row>
          <table:table-cell table:style-name="Table1.A22" office:value-type="string">
            <text:p text:style-name="P4"><text:sequence text:ref-name="refAutoNr7" text:name="AutoNr" text:formula="ooow:AutoNr+1" style:num-format="1">8</text:sequence></text:p>
          </table:table-cell>
          <table:table-cell table:style-name="Table1.B9" office:value-type="string">
            <text:p text:style-name="P22">Виготовлення дротів <text:soft-page-break/>підключення <text:span text:style-name="T43">сонячних </text:span>батарей <text:span text:style-name="T49">і дротів заземлення</text:span>.</text:p>
          </table:table-cell>
          <table:table-cell table:style-name="Table1.C9" office:value-type="string">
            <text:p text:style-name="P10">Кабель <text:span text:style-name="T19">∅ 3.3, роз'єми, </text:span><text:soft-page-break/><text:span text:style-name="T26">термо</text:span><text:span text:style-name="T27">збіжка</text:span><text:span text:style-name="T26">, </text:span><text:span text:style-name="T19">олово, каніфоль.</text:span></text:p>
          </table:table-cell>
          <table:table-cell table:style-name="Table1.D9" office:value-type="string">
            <text:p text:style-name="P22">Рулетка, паяльник <text:span text:style-name="T49">100 Вт</text:span>, <text:soft-page-break/>викрутка, кусачки.</text:p>
          </table:table-cell>
          <table:table-cell table:style-name="Table1.E9" office:value-type="string">
            <text:p text:style-name="P28">Перед монтажем другого <text:soft-page-break/>роз'єму надіті на дріт шматок термоусадки.</text:p>
          </table:table-cell>
          <table:table-cell table:style-name="Table1.F9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8" text:name="AutoNr" text:formula="ooow:AutoNr+1" style:num-format="1">9</text:sequence></text:p>
          </table:table-cell>
          <table:table-cell table:style-name="Table1.B10" office:value-type="string">
            <text:p text:style-name="P23">Встановлення сонячних батарей.</text:p>
          </table:table-cell>
          <table:table-cell table:style-name="Table1.C10" office:value-type="string">
            <text:p text:style-name="P23">Кріплення для батарей, дроти підключення.</text:p>
          </table:table-cell>
          <table:table-cell table:style-name="Table1.D10" office:value-type="string">
            <text:p text:style-name="P20">Набір ключів торцевих внутрішніх, <text:span text:style-name="T44">вольтметр</text:span>.</text:p>
          </table:table-cell>
          <table:table-cell table:style-name="Table1.E10" office:value-type="string">
            <text:p text:style-name="P53"><text:span text:style-name="T44">Забуті або некоректні з'єднання</text:span>.</text:p>
            <text:p text:style-name="P52">Перевірити:</text:p>
            <text:list xml:id="list853699283" text:style-name="L2">
              <text:list-item>
                <text:p text:style-name="P110">з кожного боку до дротів підключення приєднані однакові полюси;</text:p>
              </text:list-item>
              <text:list-item>
                <text:p text:style-name="P110">всі батареї з<text:span text:style-name="T45">'</text:span>єднані.</text:p>
              </text:list-item>
              <text:list-item>
                <text:p text:style-name="P111">заземлення підключене до обох рейок.</text:p>
              </text:list-item>
              <text:list-item>
                <text:p text:style-name="P112">Всі дроти на поверхні даху у пластикових трубках.</text:p>
              </text:list-item>
            </text:list>
          </table:table-cell>
          <table:table-cell table:style-name="Table1.F10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9" text:name="AutoNr" text:formula="ooow:AutoNr+1" style:num-format="1">10</text:sequence></text:p>
          </table:table-cell>
          <table:table-cell table:style-name="Table1.B11" office:value-type="string">
            <text:p text:style-name="P25">Встановлення розподільчих коробок на даху.</text:p>
          </table:table-cell>
          <table:table-cell table:style-name="Table1.C11" office:value-type="string">
            <text:p text:style-name="P39">Розподільчі коробки, шурупи</text:p>
          </table:table-cell>
          <table:table-cell table:style-name="Table1.D11" office:value-type="string">
            <text:p text:style-name="P39">Хрестова викрутка, шило</text:p>
          </table:table-cell>
          <table:table-cell table:style-name="Table1.E11" office:value-type="string">
            <text:p text:style-name="P54">Одну з коробок треба купити.</text:p>
          </table:table-cell>
          <table:table-cell table:style-name="Table1.F11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0" text:name="AutoNr" text:formula="ooow:AutoNr+1" style:num-format="1">11</text:sequence></text:p>
          </table:table-cell>
          <table:table-cell table:style-name="Table1.B12" office:value-type="string">
            <text:p text:style-name="P27">Свердління отворів для дротів підключення до інвертора.</text:p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6">Перфоратор (дриль), бур (свердло)</text:p>
          </table:table-cell>
          <table:table-cell table:style-name="Table1.E12" office:value-type="string">
            <text:p text:style-name="P50"/>
          </table:table-cell>
          <table:table-cell table:style-name="Table1.F1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1" text:name="AutoNr" text:formula="ooow:AutoNr+1" style:num-format="1">12</text:sequence></text:p>
          </table:table-cell>
          <table:table-cell table:style-name="Table1.B13" office:value-type="string">
            <text:p text:style-name="P26">Виготовлення дротів підключення <text:span text:style-name="T53">сонячних батарей </text:span>до інвертора <text:span text:style-name="T50">і дроту заземлення сонячних батарей.</text:span></text:p>
          </table:table-cell>
          <table:table-cell table:style-name="Table1.C13" office:value-type="string">
            <text:p text:style-name="P8">Кабел<text:span text:style-name="T54">і</text:span> <text:span text:style-name="T54">S 10, S 6</text:span>, <text:span text:style-name="T54">клеми</text:span>, <text:span text:style-name="T48">термозбіжка, </text:span>олово, каніфоль.</text:p>
          </table:table-cell>
          <table:table-cell table:style-name="Table1.D13" office:value-type="string">
            <text:p text:style-name="P7">Рулетка, паяльник <text:span text:style-name="T54">200 Вт</text:span>, кусачки.</text:p>
          </table:table-cell>
          <table:table-cell table:style-name="Table1.E13" office:value-type="string">
            <text:p text:style-name="P55">Перед монтажем другого роз'єму надіті на дріт шматок термо<text:span text:style-name="T26">збіжк</text:span>и.</text:p>
          </table:table-cell>
          <table:table-cell table:style-name="Table1.F13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2" text:name="AutoNr" text:formula="ooow:AutoNr+1" style:num-format="1">13</text:sequence></text:p>
          </table:table-cell>
          <table:table-cell table:style-name="Table1.B14" office:value-type="string">
            <text:p text:style-name="P29">Підключення і прокладка робочих дротів і дроту заземлення.</text:p>
          </table:table-cell>
          <table:table-cell table:style-name="Table1.C14" office:value-type="string">
            <text:p text:style-name="P40"><text:span text:style-name="T52">Г</text:span>офрована пластикова трубка, гвинти з гайками і шайбами гровера М8, <text:span text:style-name="T51">(колодка клемна 10 мм</text:span><text:span text:style-name="T38">2</text:span><text:span text:style-name="T51">), хомути</text:span>.</text:p>
          </table:table-cell>
          <table:table-cell table:style-name="Table1.D14" office:value-type="string">
            <text:p text:style-name="P30">Гайкові ключі, викрутки.</text:p>
          </table:table-cell>
          <table:table-cell table:style-name="Table1.E14" office:value-type="string">
            <text:p text:style-name="P49"/>
          </table:table-cell>
          <table:table-cell table:style-name="Table1.F14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3" text:name="AutoNr" text:formula="ooow:AutoNr+1" style:num-format="1">14</text:sequence></text:p>
          </table:table-cell>
          <table:table-cell table:style-name="Table1.B22" office:value-type="string">
            <text:p text:style-name="P26">Виготовлення дротів підключення <text:span text:style-name="T53">акумулятора </text:span>до інвертора.</text:p>
          </table:table-cell>
          <table:table-cell table:style-name="Table1.C22" office:value-type="string">
            <text:p text:style-name="P9">Кабель <text:span text:style-name="T54">S 25</text:span>, <text:span text:style-name="T55">клеми</text:span>, <text:span text:style-name="T48">термозбіжка, </text:span>олово, каніфоль.</text:p>
          </table:table-cell>
          <table:table-cell table:style-name="Table1.D22" office:value-type="string">
            <text:p text:style-name="P7">Рулетка, паяльник <text:span text:style-name="T56">200 Вт</text:span>, кусачки.</text:p>
          </table:table-cell>
          <table:table-cell table:style-name="Table1.E22" office:value-type="string">
            <text:list xml:id="list172533917917621" text:continue-numbering="true" text:style-name="L2">
              <text:list-item>
                <text:p text:style-name="P112">Перед монтажем другого роз'єму надіті на дріт шматок термо<text:span text:style-name="T19">збіжк</text:span>и.</text:p>
              </text:list-item>
              <text:list-item>
                <text:p text:style-name="P112"><text:soft-page-break/>Один з дротів має йти через запобіжник.</text:p>
              </text:list-item>
            </text:list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4" text:name="AutoNr" text:formula="ooow:AutoNr+1" style:num-format="1">15</text:sequence></text:p>
          </table:table-cell>
          <table:table-cell table:style-name="Table1.B22" office:value-type="string">
            <text:p text:style-name="P31">Виготовлення тимчасового стелажу для акумуляторів</text:p>
          </table:table-cell>
          <table:table-cell table:style-name="Table1.C22" office:value-type="string">
            <text:p text:style-name="P41">Рейки, дошки, шурупи.</text:p>
          </table:table-cell>
          <table:table-cell table:style-name="Table1.D22" office:value-type="string">
            <text:p text:style-name="P31">Пилка, дриль з викруткою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5" text:name="AutoNr" text:formula="ooow:AutoNr+1" style:num-format="1">16</text:sequence></text:p>
          </table:table-cell>
          <table:table-cell table:style-name="Table1.B22" office:value-type="string">
            <text:p text:style-name="P32">Монтаж інвертора на стіну.</text:p>
          </table:table-cell>
          <table:table-cell table:style-name="Table1.C22" office:value-type="string">
            <text:p text:style-name="P42">Дюбелі <text:span text:style-name="T6">∅ </text:span><text:span text:style-name="T2">10 3 шт</text:span>, шурупи <text:span text:style-name="T6">∅ </text:span><text:span text:style-name="T2">8 3 шт</text:span>.</text:p>
          </table:table-cell>
          <table:table-cell table:style-name="Table1.D22" office:value-type="string">
            <text:p text:style-name="P32">Перфоратор, бур, молоток, гайковий ключ.</text:p>
          </table:table-cell>
          <table:table-cell table:style-name="Table1.E22" office:value-type="string">
            <text:p text:style-name="P56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6" text:name="AutoNr" text:formula="ooow:AutoNr+1" style:num-format="1">17</text:sequence></text:p>
          </table:table-cell>
          <table:table-cell table:style-name="Table1.B22" office:value-type="string">
            <text:p text:style-name="P32">Монтаж кабельних каналів.</text:p>
          </table:table-cell>
          <table:table-cell table:style-name="Table1.C22" office:value-type="string">
            <text:p text:style-name="P42">Дюбелі <text:span text:style-name="T6">∅ </text:span><text:span text:style-name="T2">5</text:span>, шурупи <text:span text:style-name="T6">∅ </text:span><text:span text:style-name="T2">3, кабельний канал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7" text:name="AutoNr" text:formula="ooow:AutoNr+1" style:num-format="1">18</text:sequence></text:p>
          </table:table-cell>
          <table:table-cell table:style-name="Table1.B22" office:value-type="string">
            <text:p text:style-name="P32">Монтаж коробки <text:span text:style-name="T57">для автоматів та </text:span>ПЗІП</text:p>
          </table:table-cell>
          <table:table-cell table:style-name="Table1.C22" office:value-type="string">
            <text:p text:style-name="P42">Дюбелі <text:span text:style-name="T6">∅ </text:span><text:span text:style-name="T2">8</text:span>, шурупи <text:span text:style-name="T6">∅ </text:span><text:span text:style-name="T2">4, коробка ПЗІП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8" text:name="AutoNr" text:formula="ooow:AutoNr+1" style:num-format="1">19</text:sequence></text:p>
          </table:table-cell>
          <table:table-cell table:style-name="Table1.B22" office:value-type="string">
            <text:p text:style-name="P34">Монтаж коробки і запобіжника</text:p>
          </table:table-cell>
          <table:table-cell table:style-name="Table1.C22" office:value-type="string">
            <text:p text:style-name="P43">Дюбелі <text:span text:style-name="T6">∅ </text:span><text:span text:style-name="T7">10</text:span>, шурупи <text:span text:style-name="T6">∅ </text:span><text:span text:style-name="T7">6</text:span><text:span text:style-name="T2">, коробка </text:span><text:span text:style-name="T7">і кронштейн для запобіжника</text:span>.</text:p>
          </table:table-cell>
          <table:table-cell table:style-name="Table1.D22" office:value-type="string">
            <text:p text:style-name="P33">Перфоратор, бур, молоток, хрестова викрутка.</text:p>
          </table:table-cell>
          <table:table-cell table:style-name="Table1.E22" office:value-type="string">
            <text:p text:style-name="P57">Попередньо коробку підігнати під запобіжник.</text:p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9" text:name="AutoNr" text:formula="ooow:AutoNr+1" style:num-format="1">20</text:sequence></text:p>
          </table:table-cell>
          <table:table-cell table:style-name="Table1.B22" office:value-type="string">
            <text:p text:style-name="P35">Монтаж та підключення <text:span text:style-name="T58">до інвертора </text:span>акумуляторів.</text:p>
          </table:table-cell>
          <table:table-cell table:style-name="Table1.C22" office:value-type="string">
            <text:p text:style-name="P44">Дроти, <text:span text:style-name="T58">запобіжник</text:span>.</text:p>
          </table:table-cell>
          <table:table-cell table:style-name="Table1.D22" office:value-type="string">
            <text:p text:style-name="P44">Гайковий ключ.</text:p>
          </table:table-cell>
          <table:table-cell table:style-name="Table1.E22" office:value-type="string">
            <text:list xml:id="list172534278370989" text:continue-numbering="true" text:style-name="L2">
              <text:list-item>
                <text:p text:style-name="P112">Перевірити полярність.</text:p>
              </text:list-item>
              <text:list-item>
                <text:p text:style-name="P112">Дроти пропустити через кришку інвертора.</text:p>
              </text:list-item>
            </text:list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20" text:name="AutoNr" text:formula="ooow:AutoNr+1" style:num-format="1">21</text:sequence></text:p>
          </table:table-cell>
          <table:table-cell table:style-name="Table1.B22" office:value-type="string">
            <text:p text:style-name="P36">Монтаж та підключення до інвертора і батарей автоматів та ПЗІП.</text:p>
          </table:table-cell>
          <table:table-cell table:style-name="Table1.C22" office:value-type="string">
            <text:p text:style-name="P45">Дроти.</text:p>
          </table:table-cell>
          <table:table-cell table:style-name="Table1.D22" office:value-type="string">
            <text:p text:style-name="P45">Хрестова викрутка, паяльник, олово, каніфоль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3" office:value-type="string">
            <text:p text:style-name="P5"><text:sequence text:ref-name="refAutoNr21" text:name="AutoNr" text:formula="ooow:AutoNr+1" style:num-format="1">22</text:sequence></text:p>
          </table:table-cell>
          <table:table-cell table:style-name="Table1.B23" office:value-type="string">
            <text:p text:style-name="P36">Підключення до інвертора заземлення.</text:p>
          </table:table-cell>
          <table:table-cell table:style-name="Table1.C23" office:value-type="string">
            <text:p text:style-name="P38"/>
          </table:table-cell>
          <table:table-cell table:style-name="Table1.D23" office:value-type="string">
            <text:p text:style-name="P46">Хрестова викрутка.</text:p>
          </table:table-cell>
          <table:table-cell table:style-name="Table1.E23" office:value-type="string">
            <text:p text:style-name="P51"/>
          </table:table-cell>
          <table:table-cell table:style-name="Table1.F23" office:value-type="string">
            <text:p text:style-name="P64">✓</text:p>
          </table:table-cell>
        </table:table-row>
        <table:table-row>
          <table:table-cell table:style-name="Table1.A24" office:value-type="string">
            <text:p text:style-name="P4"><text:sequence text:ref-name="refAutoNr22" text:name="AutoNr" text:formula="ooow:AutoNr+1" style:num-format="1">23</text:sequence></text:p>
          </table:table-cell>
          <table:table-cell table:style-name="Table1.B24" office:value-type="string">
            <text:p text:style-name="P37">Перевірка працездатності системи.</text:p>
          </table:table-cell>
          <table:table-cell table:style-name="Table1.C24" office:value-type="string">
            <text:p text:style-name="P47">Розетка-подовжувач.</text:p>
          </table:table-cell>
          <table:table-cell table:style-name="Table1.D24" office:value-type="string">
            <text:p text:style-name="P46">Хрестова викрутка, <text:span text:style-name="T59">тестер</text:span>.</text:p>
          </table:table-cell>
          <table:table-cell table:style-name="Table1.E24" office:value-type="string">
            <text:p text:style-name="P58">Перевірка роботи:</text:p>
            <text:p text:style-name="P58">лампочки, холодильника, чайника.</text:p>
          </table:table-cell>
          <table:table-cell table:style-name="Table1.F24" office:value-type="string">
            <text:p text:style-name="P64">✓</text:p>
          </table:table-cell>
        </table:table-row>
      </table:table>
      <text:h text:style-name="P106" text:outline-level="1">Комерційні данні</text:h>
      <text:p text:style-name="P3"><draw:frame draw:style-name="fr2" draw:name="Object1" text:anchor-type="paragraph" svg:x="0.014cm" svg:y="0.042cm" svg:width="17.043cm" svg:height="11.137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102" text:outline-level="1">Висновки</text:h>
      <text:list xml:id="list2471822050" text:style-name="L3">
        <text:list-item>
          <text:p text:style-name="P97">Систему було запущено у використання <text:span text:style-name="T65">1</text:span>0/0<text:span text:style-name="T65">8</text:span>/<text:span text:style-name="T65">23</text:span>.</text:p>
        </text:list-item>
        <text:list-item>
          <text:p text:style-name="P97"><text:span text:style-name="T65">Спочатку було підключено інвертор разом із акумуляторами до зовнішньої і внутрішньої мереж</text:span>. <text:span text:style-name="T65">В такому режимі інвертор використовувався як UPS починаючи з грудня 2022. Вже в липні було монтовано батареї і підключено до інветора.</text:span></text:p>
        </text:list-item>
        <text:list-item>
          <text:p text:style-name="P97"><text:span text:style-name="T65">Всі роботи <text:s/>монтажу рейок і дротів велися безпосередньо з підставленої до краю даху драбини а потім із вже встановлених рейок</text:span>.</text:p>
        </text:list-item>
        <text:list-item>
          <text:p text:style-name="P97"><text:span text:style-name="T66">Підйом батарей на дах здійснювався по 2х рейках, з’єднаних між собою. Рейки використовував довжиною близько 6 м, що забезпечило легкий підйом батарей.</text:span></text:p>
        </text:list-item>
        <text:list-item>
          <text:p text:style-name="P100">Верхній ряд батарей монтувався з нижніх рейок. Для монтажу нижнього ряду у верхній частині рейок прикрутив горизонтальний трап, по якому пересувався коли виставляв батарею.</text:p>
        </text:list-item>
        <text:list-item>
          <text:p text:style-name="P100">В самих батареях, які ставив у нижній ряд, вкрутив у верхній частині з кожного боку по гвинту (отвори в батареях вже були). Після підйому батарея цими гвинтами чіплялась до верхньої монтажної планки. Це дозволило легко переміщатися в нижню частину батареї після її підйому.</text:p>
        </text:list-item>
        <text:list-item>
          <text:p text:style-name="P98">Для <text:span text:style-name="T67">приєднання до батарей на поверхні даху використав спеціальний дріт KBE solar 4 мм</text:span><text:span text:style-name="T39">2</text:span>. <text:span text:style-name="T67">Решту розводки робив кабелем ПВ-3 10 мм</text:span><text:span text:style-name="T39">2</text:span><text:span text:style-name="T67">. Для заземлення використав ПВ-3 6 мм</text:span><text:span text:style-name="T39">2</text:span><text:span text:style-name="T67">.</text:span></text:p>
        </text:list-item>
        <text:list-item>
          <text:p text:style-name="P99">Автомати відключення батарей <text:span text:style-name="T67">так само як і ПЗІПи </text:span>було встанов<text:span text:style-name="T67">лено на даху. Через необхідність захисту як плюса так і мінуса сонячного масиву було використано двох </text:span><text:soft-page-break/><text:span text:style-name="T67">полюсні автоматиБіля інвертора встановлено автомат (теж двох полюсний) відключення від мережі і відповідні ПЗІПи.</text:span></text:p>
        </text:list-item>
      </text:list>
      <text:h text:style-name="P103" text:outline-level="1">Розрахунок потужності для зварювального апарату</text:h>
      <text:list xml:id="list172534389099939" text:continue-list="list172533570765850" text:style-name="L1">
        <text:list-item text:start-value="1">
          <text:p text:style-name="P82">Максимальна потужність <text:span text:style-name="T10">(ККД = 0.95)</text:span>:</text:p>
          <text:list>
            <text:list-item>
              <text:p text:style-name="P96">150 * 26 / 0.95 = 4.1 кВт.</text:p>
            </text:list-item>
            <text:list-item>
              <text:p text:style-name="P79">Це відповідає мережевому струму 150 * 26 / (0.95 * 220) = 18.7 А.</text:p>
            </text:list-item>
          </text:list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12%" draw:distance="72%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4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FreeSans" fo:font-family="FreeSans" style:font-family-generic="swiss" style:font-pitch="variable" fo:font-size="18pt" fo:font-weight="600" fo:background-color="transparent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>
        <style:tab-stops/>
      </style:paragraph-properties>
      <style:text-properties style:font-name="FreeSans1" fo:font-family="FreeSans" style:font-style-name="Bold Oblique" style:font-family-generic="swiss" style:font-pitch="variable" fo:font-size="13pt" fo:font-style="italic" fo:font-weight="600" fo:background-color="transparent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Landscape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7-05-05T18:00:41.200583606</meta:creation-date>
    <dc:date>2023-08-13T17:25:31.862572147</dc:date>
    <dc:creator>Віталій </dc:creator>
    <meta:editing-duration>P6DT2H44M53S</meta:editing-duration>
    <meta:editing-cycles>154</meta:editing-cycles>
    <meta:generator>LibreOffice/6.2.8.2$Linux_X86_64 LibreOffice_project/20$Build-2</meta:generator>
    <meta:document-statistic meta:table-count="1" meta:image-count="0" meta:object-count="1" meta:page-count="8" meta:paragraph-count="216" meta:word-count="1331" meta:character-count="8223" meta:non-whitespace-character-count="7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FreeSans" fo:font-size="12pt"/>
    </style:style>
    <style:style style:name="ce2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3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start"/>
      <style:text-properties style:font-name="FreeSans" fo:font-size="12pt"/>
    </style:style>
    <style:style style:name="ce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1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4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size-asian="12pt" style:font-size-complex="12pt"/>
    </style:style>
    <style:style style:name="ce7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name-asian="Noto Sans CJK SC Regular" style:font-size-asian="12pt" style:font-name-complex="FreeSans1" style:font-size-complex="12pt"/>
    </style:style>
    <style:style style:name="ce9" style:family="table-cell" style:parent-style-name="Default" style:data-style-name="N10037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2pt"/>
    </style:style>
    <style:style style:name="T1" style:family="text">
      <style:text-properties fo:font-size="12pt" style:letter-kerning="true" fo:language="none" fo:country="none" style:language-asian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7"/>
        <table:table-column table:style-name="co5" table:default-cell-style-name="ce9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Виріб, матеріал або послуг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Ціна, грн</text:p>
          </table:table-cell>
          <table:table-cell table:style-name="ce1" office:value-type="string" calcext:value-type="string">
            <text:p>Вартість, грн</text:p>
          </table:table-cell>
          <table:table-cell table:style-name="ce1" office:value-type="string" calcext:value-type="string">
            <text:p>Дата покупки</text:p>
          </table:table-cell>
          <table:table-cell table:style-name="ce10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Гібридний інвертор Must Power Systems PH18 MPPT 5048/60A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800" calcext:value-type="float">
            <text:p>20800,00</text:p>
          </table:table-cell>
          <table:table-cell table:formula="of:=[.C2]*[.D2]" office:value-type="float" office:value="20800" calcext:value-type="float">
            <text:p>20800,00</text:p>
          </table:table-cell>
          <table:table-cell office:value-type="date" office:date-value="2017-06-20" calcext:value-type="date">
            <text:p>20.06.1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Акумуляторна батарея TOYAMA NPS100-12</text:span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200" calcext:value-type="float">
            <text:p>5200,00</text:p>
          </table:table-cell>
          <table:table-cell table:formula="of:=[.C3]*[.D3]" office:value-type="float" office:value="10400" calcext:value-type="float">
            <text:p>10400,00</text:p>
          </table:table-cell>
          <table:table-cell office:value-type="date" office:date-value="2017-06-20" calcext:value-type="date">
            <text:p>20.06.1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Сонячна батарея Risen RSM40-8-400M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6624" calcext:value-type="float">
            <text:p>6624,00</text:p>
          </table:table-cell>
          <table:table-cell table:formula="of:=[.C4]*[.D4]" office:value-type="float" office:value="59616" calcext:value-type="float">
            <text:p>59616,00</text:p>
          </table:table-cell>
          <table:table-cell office:value-type="date" office:date-value="2022-09-04" calcext:value-type="date">
            <text:p>04.09.22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Комплект кріплень:</text:p>
            <text:p>Рейка монтажна 3,5 м 4 шт.</text:p>
            <text:p>Кронштейн встановлення рейки на дах 16 шт.</text:p>
            <text:p>Проміжний прижим 6 шт.</text:p>
            <text:p>Кінцевий прижим (30 мм) 8 шт.</text:p>
          </table:table-cell>
          <table:table-cell office:value-type="float" office:value="1" calcext:value-type="float">
            <text:p>1</text:p>
          </table:table-cell>
          <table:table-cell office:value-type="float" office:value="8073" calcext:value-type="float">
            <text:p>8073,00</text:p>
          </table:table-cell>
          <table:table-cell table:formula="of:=[.C5]*[.D5]" office:value-type="float" office:value="8073" calcext:value-type="float">
            <text:p>8073,00</text:p>
          </table:table-cell>
          <table:table-cell office:value-type="date" office:date-value="2022-09-04" calcext:value-type="date">
            <text:p>04.09.2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имикач-роз'єднувач під запобіжники e.fuse.VR.160</text:p>
          </table:table-cell>
          <table:table-cell office:value-type="float" office:value="1" calcext:value-type="float">
            <text:p>1</text:p>
          </table:table-cell>
          <table:table-cell office:value-type="float" office:value="888.53" calcext:value-type="float">
            <text:p>888,53</text:p>
          </table:table-cell>
          <table:table-cell table:formula="of:=[.C6]*[.D6]" office:value-type="float" office:value="888.53" calcext:value-type="float">
            <text:p>888,53</text:p>
          </table:table-cell>
          <table:table-cell office:value-type="date" office:date-value="2022-11-01" calcext:value-type="date">
            <text:p>01.11.2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лавка вставка запобіжника ППНИ-33, габарит 00С, 160 А, IEK </text:p>
          </table:table-cell>
          <table:table-cell office:value-type="float" office:value="1" calcext:value-type="float">
            <text:p>1</text:p>
          </table:table-cell>
          <table:table-cell office:value-type="float" office:value="54.58" calcext:value-type="float">
            <text:p>54,58</text:p>
          </table:table-cell>
          <table:table-cell table:formula="of:=[.C7]*[.D7]" office:value-type="float" office:value="54.58" calcext:value-type="float">
            <text:p>54,58</text:p>
          </table:table-cell>
          <table:table-cell office:value-type="date" office:date-value="2017-06-23" calcext:value-type="date">
            <text:p>23.06.1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ЗІП ОПС1-C 1P клас II (C), IEK</text:p>
          </table:table-cell>
          <table:table-cell office:value-type="float" office:value="4" calcext:value-type="float">
            <text:p>4</text:p>
          </table:table-cell>
          <table:table-cell office:value-type="float" office:value="481" calcext:value-type="float">
            <text:p>481,00</text:p>
          </table:table-cell>
          <table:table-cell table:formula="of:=[.C8]*[.D8]" office:value-type="float" office:value="1924" calcext:value-type="float">
            <text:p>1924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втоматичний вимикач ВА47-60 2P 16 А х-ка C, IEK</text:p>
          </table:table-cell>
          <table:table-cell office:value-type="float" office:value="3" calcext:value-type="float">
            <text:p>3</text:p>
          </table:table-cell>
          <table:table-cell office:value-type="float" office:value="154.32" calcext:value-type="float">
            <text:p>154,32</text:p>
          </table:table-cell>
          <table:table-cell table:formula="of:=[.C9]*[.D9]" office:value-type="float" office:value="462.96" calcext:value-type="float">
            <text:p>462,96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Провід ПВ-3 10 чорний</text:p>
          </table:table-cell>
          <table:table-cell office:value-type="float" office:value="8" calcext:value-type="float">
            <text:p>8</text:p>
          </table:table-cell>
          <table:table-cell office:value-type="float" office:value="64.368" calcext:value-type="float">
            <text:p>64,37</text:p>
          </table:table-cell>
          <table:table-cell table:formula="of:=[.C10]*[.D10]" office:value-type="float" office:value="514.944" calcext:value-type="float">
            <text:p>514,94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Провід ПВ-3 10 білий</text:p>
          </table:table-cell>
          <table:table-cell office:value-type="float" office:value="8" calcext:value-type="float">
            <text:p>8</text:p>
          </table:table-cell>
          <table:table-cell office:value-type="float" office:value="64.368" calcext:value-type="float">
            <text:p>64,37</text:p>
          </table:table-cell>
          <table:table-cell table:formula="of:=[.C11]*[.D11]" office:value-type="float" office:value="514.944" calcext:value-type="float">
            <text:p>514,94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Провід ПВ-3 6 жовто-зелений</text:p>
          </table:table-cell>
          <table:table-cell office:value-type="float" office:value="14" calcext:value-type="float">
            <text:p>14</text:p>
          </table:table-cell>
          <table:table-cell office:value-type="float" office:value="40.692" calcext:value-type="float">
            <text:p>40,69</text:p>
          </table:table-cell>
          <table:table-cell table:formula="of:=[.C12]*[.D12]" office:value-type="float" office:value="569.688" calcext:value-type="float">
            <text:p>569,69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Провід KBE solar, червоний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,00</text:p>
          </table:table-cell>
          <table:table-cell table:formula="of:=[.C13]*[.D13]" office:value-type="float" office:value="759" calcext:value-type="float">
            <text:p>759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Провід KBE solar, чорний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,00</text:p>
          </table:table-cell>
          <table:table-cell table:formula="of:=[.C14]*[.D14]" office:value-type="float" office:value="693" calcext:value-type="float">
            <text:p>693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Разом</text:p>
          </table:table-cell>
          <table:table-cell table:number-columns-repeated="2"/>
          <table:table-cell table:formula="of:=SUM([.E2:.E14])" office:value-type="float" office:value="105270.646" calcext:value-type="float">
            <text:p>105270,65</text:p>
          </table:table-cell>
          <table:table-cell table:number-columns-repeated="101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.00.0000</text:date>, <text:time style:data-style-name="N2" text:time-value="16:27:48.517424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